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Figure">
      <style:paragraph-properties fo:margin-left="0cm" fo:margin-right="0cm" fo:margin-top="0cm" fo:margin-bottom="0cm" loext:contextual-spacing="false" fo:line-height="150%" fo:text-align="justify" style:justify-single-word="false" fo:text-indent="0cm" style:auto-text-indent="false"/>
      <style:text-properties fo:color="#ff0000" style:font-name="Arial" fo:font-size="12pt" fo:language="pt" fo:country="BR" fo:font-style="normal" fo:font-weight="bold" officeooo:paragraph-rsid="0014f458" style:font-size-asian="12pt" style:language-asian="pt" style:country-asian="BR" style:font-style-asian="normal" style:font-weight-asian="bold" style:font-name-complex="Arial4" style:font-size-complex="12pt" style:language-complex="ar" style:country-complex="SA" style:font-style-complex="normal"/>
    </style:style>
    <style:style style:name="P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 fo:font-size="12pt" fo:language="pt" fo:country="BR" fo:font-style="normal" fo:font-weight="bold" officeooo:rsid="0014f458" officeooo:paragraph-rsid="0014f458" style:font-size-asian="12pt" style:language-asian="en" style:country-asian="US" style:font-style-asian="normal" style:font-weight-asian="bold" style:font-name-complex="Arial4" style:font-size-complex="12pt" style:language-complex="ar" style:country-complex="SA" style:font-style-complex="normal"/>
    </style:style>
    <style:style style:name="P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writing-mode="lr-tb"/>
      <style:text-properties fo:color="#000000" style:font-name="Arial" fo:font-size="12pt" fo:language="pt" fo:country="BR" fo:font-style="normal" fo:font-weight="normal" officeooo:rsid="0030c7b3" officeooo:paragraph-rsid="0030c7b3" style:letter-kerning="true" fo:background-color="#ffffff" style:font-name-asian="SimSun" style:font-size-asian="12pt" style:language-asian="en" style:country-asian="US" style:font-style-asian="normal" style:font-weight-asian="normal" style:font-name-complex="Arial4" style:font-size-complex="12pt" style:language-complex="ar" style:country-complex="SA" style:font-style-complex="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4f458" style:font-size-asian="12pt" style:language-asian="en" style:country-asian="US" style:font-name-complex="Arial4" style:font-size-complex="12pt" style:language-complex="ar" style:country-complex="S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d596" style:font-size-asian="12pt" style:language-asian="en" style:country-asian="US" style:font-name-complex="Arial4" style:font-size-complex="12pt" style:language-complex="ar" style:country-complex="SA"/>
    </style:style>
    <style:style style:name="P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Arial1" fo:font-size="12pt" fo:language="pt" fo:country="BR" officeooo:paragraph-rsid="0014f458" style:font-size-asian="12pt" style:language-asian="en" style:country-asian="US" style:font-name-complex="Arial4" style:font-size-complex="12pt" style:language-complex="ar" style:country-complex="SA"/>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style="italic" officeooo:rsid="000c6822" officeooo:paragraph-rsid="0014f458" style:font-size-asian="12pt" style:language-asian="en" style:country-asian="US" style:font-style-asian="italic" style:font-name-complex="Arial4" style:font-size-complex="12pt" style:language-complex="ar" style:country-complex="SA" style:font-style-complex="italic"/>
    </style:style>
    <style:style style:name="P8"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style:font-name="Arial1" fo:font-size="12pt" fo:language="pt" fo:country="BR" fo:font-weight="bold" officeooo:rsid="00382bf9" officeooo:paragraph-rsid="0014f458" style:font-size-asian="12pt" style:language-asian="en" style:country-asian="US" style:font-weight-asian="bold" style:font-name-complex="Arial4" style:font-size-complex="12pt" style:language-complex="ar" style:country-complex="SA"/>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0c6822" officeooo:paragraph-rsid="0014f458" style:font-size-asian="12pt" style:language-asian="en" style:country-asian="US" style:font-weight-asian="normal" style:font-name-complex="Arial4" style:font-size-complex="12pt" style:language-complex="ar" style:country-complex="SA" style:font-weight-complex="normal"/>
    </style:style>
    <style:style style:name="P10" style:family="paragraph" style:parent-style-name="Figure">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27cm"/>
        </style:tab-stops>
      </style:paragraph-properties>
      <style:text-properties style:font-name="Arial1" fo:font-size="12pt" fo:language="pt" fo:country="BR" fo:font-style="normal" fo:font-weight="normal" officeooo:paragraph-rsid="0014f458" style:letter-kerning="true" style:font-name-asian="SimSun" style:font-size-asian="12pt" style:language-asian="zh" style:country-asian="CN" style:font-style-asian="normal" style:font-weight-asian="normal" style:font-name-complex="Arial4" style:font-size-complex="12pt" style:language-complex="hi" style:country-complex="IN" style:font-style-complex="normal" style:font-weight-complex="normal"/>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 fo:font-size="12pt" fo:language="pt" fo:country="BR" fo:font-weight="bold" officeooo:rsid="00307208" officeooo:paragraph-rsid="0035566c" style:letter-kerning="true" style:font-name-asian="SimSun" style:font-size-asian="12pt" style:language-asian="zh" style:country-asian="CN" style:font-weight-asian="bold" style:font-name-complex="Arial4" style:font-size-complex="12pt" style:language-complex="hi" style:country-complex="IN" style:font-weight-complex="bold"/>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1" fo:font-size="12pt" fo:language="pt" fo:country="BR" fo:font-weight="bold" officeooo:rsid="00307208" officeooo:paragraph-rsid="0035566c" style:font-size-asian="12pt" style:language-asian="en" style:country-asian="US" style:font-weight-asian="bold" style:font-name-complex="Arial4" style:font-size-complex="12pt" style:language-complex="ar" style:country-complex="SA" style:font-weight-complex="normal"/>
    </style:style>
    <style:style style:name="P13" style:family="paragraph" style:parent-style-name="Standard">
      <loext:graphic-properties draw:fill="none"/>
      <style:paragraph-properties fo:margin-left="0cm" fo:margin-right="0cm" fo:line-height="150%" fo:text-align="start" style:justify-single-word="false" fo:text-indent="0cm" style:auto-text-indent="false" fo:background-color="transparent"/>
      <style:text-properties style:font-name="Arial1" fo:font-size="12pt" fo:language="pt" fo:country="BR" fo:font-weight="bold" officeooo:rsid="00382bf9" officeooo:paragraph-rsid="0014f458" style:font-size-asian="12pt" style:language-asian="en" style:country-asian="US" style:font-weight-asian="bold" style:font-name-complex="Arial4" style:font-size-complex="12pt" style:language-complex="ar" style:country-complex="SA"/>
    </style:style>
    <style:style style:name="P14" style:family="paragraph" style:parent-style-name="Standard">
      <style:paragraph-properties fo:margin-left="0cm" fo:margin-right="0cm" fo:line-height="150%" fo:text-align="center" style:justify-single-word="false" fo:text-indent="0cm" style:auto-text-indent="false"/>
      <style:text-properties fo:color="#000000" style:font-name="Arial1" fo:font-size="12pt" fo:language="pt" fo:country="BR" fo:font-weight="bold" officeooo:paragraph-rsid="0014f458" style:font-size-asian="12pt" style:language-asian="en" style:country-asian="US" style:font-weight-asian="bold" style:font-name-complex="Arial4" style:font-size-complex="12pt" style:language-complex="ar" style:country-complex="SA"/>
    </style:style>
    <style:style style:name="P15"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rsid="00276dd9" officeooo:paragraph-rsid="0014f458" style:font-size-asian="12pt" style:language-asian="en" style:country-asian="US" style:font-name-complex="Arial4" style:font-size-complex="12pt" style:language-complex="ar" style:country-complex="SA"/>
    </style:style>
    <style:style style:name="P16"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paragraph-rsid="0014f458" style:font-size-asian="12pt" style:language-asian="en" style:country-asian="US" style:font-weight-asian="bold" style:font-name-complex="Arial4" style:font-size-complex="12pt" style:language-complex="ar" style:country-complex="SA" style:font-weight-complex="bold"/>
    </style:style>
    <style:style style:name="P17"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d6634" style:font-size-asian="12pt" style:language-asian="en" style:country-asian="US" style:font-weight-asian="bold" style:font-name-complex="Arial4" style:font-size-complex="12pt" style:language-complex="ar" style:country-complex="SA" style:font-weight-complex="bold"/>
    </style:style>
    <style:style style:name="P18"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1a078" style:font-size-asian="12pt" style:language-asian="en" style:country-asian="US" style:font-weight-asian="bold" style:font-name-complex="Arial4" style:font-size-complex="12pt" style:language-complex="ar" style:country-complex="SA" style:font-weight-complex="bold"/>
    </style:style>
    <style:style style:name="P19"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24aca" style:font-size-asian="12pt" style:language-asian="en" style:country-asian="US" style:font-weight-asian="bold" style:font-name-complex="Arial4" style:font-size-complex="12pt" style:language-complex="ar" style:country-complex="SA" style:font-weight-complex="bold"/>
    </style:style>
    <style:style style:name="P20"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a25fa" style:font-size-asian="12pt" style:language-asian="en" style:country-asian="US" style:font-weight-asian="bold" style:font-name-complex="Arial4" style:font-size-complex="12pt" style:language-complex="ar" style:country-complex="SA" style:font-weight-complex="bold"/>
    </style:style>
    <style:style style:name="P21"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386aa2" officeooo:paragraph-rsid="002be34b" style:font-size-asian="12pt" style:language-asian="en" style:country-asian="US" style:font-weight-asian="bold" style:font-name-complex="Arial4" style:font-size-complex="12pt" style:language-complex="ar" style:country-complex="SA" style:font-weight-complex="bold"/>
    </style:style>
    <style:style style:name="P22"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3b6cc5" officeooo:paragraph-rsid="002be34b" style:font-size-asian="12pt" style:language-asian="en" style:country-asian="US" style:font-weight-asian="bold" style:font-name-complex="Arial4" style:font-size-complex="12pt" style:language-complex="ar" style:country-complex="SA" style:font-weight-complex="bold"/>
    </style:style>
    <style:style style:name="P23" style:family="paragraph" style:parent-style-name="Standard">
      <style:paragraph-properties fo:margin-top="0cm" fo:margin-bottom="0cm" loext:contextual-spacing="false" fo:line-height="150%" fo:text-align="justify" style:justify-single-word="false" style:writing-mode="lr-tb"/>
      <style:text-properties style:font-name="arial" fo:language="pt" fo:country="BR" officeooo:rsid="0029f8e5" officeooo:paragraph-rsid="0014f458"/>
    </style:style>
    <style:style style:name="P2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1b46e" officeooo:paragraph-rsid="0014f458"/>
    </style:style>
    <style:style style:name="P2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14f458"/>
    </style:style>
    <style:style style:name="P2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0a500c" officeooo:paragraph-rsid="0016d596"/>
    </style:style>
    <style:style style:name="P27"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3c6ac" officeooo:paragraph-rsid="0014f458"/>
    </style:style>
    <style:style style:name="P28"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d8fd7" officeooo:paragraph-rsid="0014f458"/>
    </style:style>
    <style:style style:name="P29"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1f5c92" officeooo:paragraph-rsid="0014f458"/>
    </style:style>
    <style:style style:name="P3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08040" officeooo:paragraph-rsid="0014f458"/>
    </style:style>
    <style:style style:name="P31"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0b48" officeooo:paragraph-rsid="0014f458"/>
    </style:style>
    <style:style style:name="P32"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9f8e5" officeooo:paragraph-rsid="0014f458"/>
    </style:style>
    <style:style style:name="P33"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14f458"/>
    </style:style>
    <style:style style:name="P34"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rsid="00224aca" officeooo:paragraph-rsid="00224aca"/>
    </style:style>
    <style:style style:name="P35"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officeooo:rsid="000a500c" officeooo:paragraph-rsid="0014f458"/>
    </style:style>
    <style:style style:name="P36"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fo:language="pt" fo:country="BR" officeooo:rsid="0032b8d7" officeooo:paragraph-rsid="0014f458"/>
    </style:style>
    <style:style style:name="P3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writing-mode="lr-tb"/>
      <style:text-properties style:font-name="arial" fo:font-size="12pt" fo:language="pt" fo:country="BR" officeooo:rsid="00276dd9" officeooo:paragraph-rsid="0014f458" style:font-size-asian="12pt" style:language-asian="en" style:country-asian="US" style:font-name-complex="Arial4" style:font-size-complex="12pt" style:language-complex="ar" style:country-complex="SA"/>
    </style:style>
    <style:style style:name="P38" style:family="paragraph" style:parent-style-name="Standard" style:master-page-name="">
      <loext:graphic-properties draw:fill="none"/>
      <style:paragraph-properties fo:margin-left="0cm" fo:margin-right="0cm" fo:line-height="150%" fo:text-align="justify" style:justify-single-word="false" fo:text-indent="1.3cm" style:auto-text-indent="false" style:page-number="auto" fo:background-color="transparent"/>
      <style:text-properties style:font-name="arial" fo:language="pt" fo:country="BR" officeooo:rsid="0021b46e" officeooo:paragraph-rsid="0014f458"/>
    </style:style>
    <style:style style:name="P39" style:family="paragraph" style:parent-style-name="Footnote">
      <style:paragraph-properties fo:text-align="justify" style:justify-single-word="false"/>
      <style:text-properties fo:language="pt" fo:country="BR" officeooo:rsid="003f7454" officeooo:paragraph-rsid="003f7454"/>
    </style:style>
    <style:style style:name="P40" style:family="paragraph" style:parent-style-name="Footnote">
      <style:paragraph-properties fo:text-align="justify" style:justify-single-word="false"/>
      <style:text-properties fo:language="pt" fo:country="BR"/>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Contents_20_Heading">
      <style:paragraph-properties fo:break-before="page"/>
      <style:text-properties fo:language="pt" fo:country="BR"/>
    </style:style>
    <style:style style:name="P46" style:family="paragraph" style:parent-style-name="Header">
      <style:paragraph-properties fo:text-align="end" style:justify-single-word="false"/>
      <style:text-properties fo:language="pt" fo:country="BR"/>
    </style:style>
    <style:style style:name="P47" style:family="paragraph" style:parent-style-name="Heading_20_1">
      <style:text-properties fo:language="pt" fo:country="BR"/>
    </style:style>
    <style:style style:name="P48" style:family="paragraph" style:parent-style-name="Heading_20_1" style:list-style-name="">
      <style:paragraph-properties fo:line-height="150%" fo:text-align="justify" style:justify-single-word="false"/>
      <style:text-properties fo:language="pt" fo:country="BR"/>
    </style:style>
    <style:style style:name="P49" style:family="paragraph" style:parent-style-name="Heading_20_1">
      <style:paragraph-properties fo:break-before="page"/>
      <style:text-properties fo:language="pt" fo:country="BR"/>
    </style:style>
    <style:style style:name="P50" style:family="paragraph" style:parent-style-name="Heading_20_2">
      <style:text-properties fo:language="pt" fo:country="BR"/>
    </style:style>
    <style:style style:name="P51" style:family="paragraph" style:parent-style-name="Heading_20_2">
      <style:text-properties fo:language="pt" fo:country="BR" officeooo:paragraph-rsid="0037a28c"/>
    </style:style>
    <style:style style:name="P52" style:family="paragraph" style:parent-style-name="Heading_20_2" style:list-style-name="">
      <style:paragraph-properties fo:line-height="150%" fo:text-align="justify" style:justify-single-word="false"/>
      <style:text-properties fo:language="pt" fo:country="BR"/>
    </style:style>
    <style:style style:name="P53" style:family="paragraph" style:parent-style-name="Heading_20_2">
      <style:paragraph-properties fo:break-before="page"/>
      <style:text-properties fo:language="pt" fo:country="BR"/>
    </style:style>
    <style:style style:name="P54" style:family="paragraph" style:parent-style-name="Heading_20_3" style:list-style-name="">
      <style:paragraph-properties fo:line-height="150%" fo:text-align="justify" style:justify-single-word="false"/>
    </style:style>
    <style:style style:name="P55" style:family="paragraph" style:parent-style-name="Heading_20_3">
      <style:text-properties fo:language="pt" fo:country="BR"/>
    </style:style>
    <style:style style:name="P56" style:family="paragraph" style:parent-style-name="Heading_20_3">
      <style:paragraph-properties fo:break-before="page"/>
    </style:style>
    <style:style style:name="P5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 fo:font-size="12pt" fo:language="pt" fo:country="BR" fo:font-weight="bold" officeooo:rsid="00307208" officeooo:paragraph-rsid="0035566c" style:font-size-asian="12pt" style:language-asian="en" style:country-asian="US" style:font-weight-asian="bold" style:font-name-complex="Arial4" style:font-size-complex="12pt" style:language-complex="ar" style:country-complex="SA" style:font-weight-complex="bold"/>
    </style:style>
    <style:style style:name="P5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1636ea" officeooo:paragraph-rsid="0014f458"/>
    </style:style>
    <style:style style:name="P59"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266891" officeooo:paragraph-rsid="0014f458"/>
    </style:style>
    <style:style style:name="P6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fo:font-weight="bold" officeooo:rsid="001636ea" officeooo:paragraph-rsid="0014f458" style:font-weight-asian="bold" style:font-weight-complex="bold"/>
    </style:style>
    <style:style style:name="P61" style:family="paragraph" style:parent-style-name="Standard">
      <style:paragraph-properties fo:margin-left="0cm" fo:margin-right="0cm" fo:line-height="150%" fo:text-align="center" style:justify-single-word="false" fo:text-indent="0cm" style:auto-text-indent="false"/>
      <style:text-properties style:font-name="Arial1" fo:language="pt" fo:country="BR" officeooo:rsid="003415e9" officeooo:paragraph-rsid="0014f458"/>
    </style:style>
    <style:style style:name="P62" style:family="paragraph" style:parent-style-name="Standard">
      <style:paragraph-properties fo:margin-left="0cm" fo:margin-right="0cm" fo:line-height="150%" fo:text-align="center" style:justify-single-word="false" fo:text-indent="0cm" style:auto-text-indent="false"/>
      <style:text-properties style:font-name="Arial1" fo:language="pt" fo:country="BR" fo:font-weight="bold" officeooo:rsid="003415e9" officeooo:paragraph-rsid="003415e9" style:font-weight-asian="bold" style:font-weight-complex="bold"/>
    </style:style>
    <style:style style:name="P6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bold" officeooo:rsid="00339509" officeooo:paragraph-rsid="00339509" style:font-weight-asian="bold" style:font-weight-complex="bold"/>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bold" officeooo:rsid="0018dcc8" officeooo:paragraph-rsid="0014f458" style:font-weight-asian="bold" style:font-weight-complex="bold"/>
    </style:style>
    <style:style style:name="P6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2a5db8" officeooo:paragraph-rsid="0014f458"/>
    </style:style>
    <style:style style:name="P6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18dcc8" officeooo:paragraph-rsid="0014f458"/>
    </style:style>
    <style:style style:name="P6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normal" officeooo:rsid="0018dcc8" officeooo:paragraph-rsid="0014f458" style:font-weight-asian="normal" style:font-weight-complex="normal"/>
    </style:style>
    <style:style style:name="P6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18dcc8" officeooo:paragraph-rsid="0014f458" style:font-weight-asian="normal" style:font-weight-complex="normal"/>
    </style:style>
    <style:style style:name="P6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language="pt" fo:country="BR" fo:font-weight="normal" officeooo:rsid="002a5db8" officeooo:paragraph-rsid="0014f458" style:font-weight-asian="normal" style:font-weight-complex="normal"/>
    </style:style>
    <style:style style:name="P7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1636ea" officeooo:paragraph-rsid="0014f458"/>
    </style:style>
    <style:style style:name="P7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fo:language="pt" fo:country="BR" officeooo:rsid="002a5db8" officeooo:paragraph-rsid="0014f458"/>
    </style:style>
    <style:style style:name="P72" style:family="paragraph" style:parent-style-name="Standard">
      <style:paragraph-properties fo:line-height="150%" fo:text-align="justify" style:justify-single-word="false"/>
      <style:text-properties style:font-name="arial" fo:language="pt" fo:country="BR" fo:font-weight="normal" officeooo:rsid="001cd457" officeooo:paragraph-rsid="001cd457" style:font-weight-asian="normal" style:font-weight-complex="normal"/>
    </style:style>
    <style:style style:name="P73" style:family="paragraph" style:parent-style-name="Standard">
      <style:paragraph-properties fo:line-height="150%" fo:text-align="justify" style:justify-single-word="false"/>
      <style:text-properties style:font-name="arial" fo:language="pt" fo:country="BR" officeooo:paragraph-rsid="001ae468"/>
    </style:style>
    <style:style style:name="P74" style:family="paragraph" style:parent-style-name="Standard">
      <style:paragraph-properties fo:line-height="150%" fo:text-align="justify" style:justify-single-word="false"/>
      <style:text-properties style:font-name="arial" fo:language="pt" fo:country="BR" officeooo:paragraph-rsid="00399df5"/>
    </style:style>
    <style:style style:name="P75" style:family="paragraph" style:parent-style-name="Standard">
      <style:paragraph-properties fo:line-height="150%" fo:text-align="justify" style:justify-single-word="false"/>
      <style:text-properties style:font-name="arial" fo:language="pt" fo:country="BR" officeooo:paragraph-rsid="002f6451"/>
    </style:style>
    <style:style style:name="P76" style:family="paragraph" style:parent-style-name="Standard">
      <style:paragraph-properties fo:line-height="150%" fo:text-align="justify" style:justify-single-word="false"/>
      <style:text-properties style:font-name="arial" fo:language="pt" fo:country="BR" officeooo:rsid="001d03fd" officeooo:paragraph-rsid="001ae468"/>
    </style:style>
    <style:style style:name="P77" style:family="paragraph" style:parent-style-name="Standard">
      <style:paragraph-properties fo:line-height="150%" fo:text-align="justify" style:justify-single-word="false"/>
      <style:text-properties style:font-name="arial" fo:language="pt" fo:country="BR" officeooo:rsid="0013d4c9" officeooo:paragraph-rsid="001ae468"/>
    </style:style>
    <style:style style:name="P78" style:family="paragraph" style:parent-style-name="Standard" style:list-style-name="L2">
      <style:paragraph-properties fo:line-height="150%" fo:text-align="justify" style:justify-single-word="false"/>
      <style:text-properties style:font-name="arial" fo:language="pt" fo:country="BR" officeooo:rsid="00150c26" officeooo:paragraph-rsid="001ae468"/>
    </style:style>
    <style:style style:name="P79" style:family="paragraph" style:parent-style-name="Standard" style:list-style-name="L2">
      <style:paragraph-properties fo:line-height="150%" fo:text-align="justify" style:justify-single-word="false"/>
      <style:text-properties style:font-name="arial" fo:language="pt" fo:country="BR" officeooo:rsid="00157452" officeooo:paragraph-rsid="001ae468"/>
    </style:style>
    <style:style style:name="P80" style:family="paragraph" style:parent-style-name="Standard" style:list-style-name="L2">
      <style:paragraph-properties fo:line-height="150%" fo:text-align="justify" style:justify-single-word="false"/>
      <style:text-properties style:font-name="arial" fo:language="pt" fo:country="BR" officeooo:rsid="00164939" officeooo:paragraph-rsid="001ae468"/>
    </style:style>
    <style:style style:name="P81" style:family="paragraph" style:parent-style-name="Standard" style:list-style-name="L2">
      <style:paragraph-properties fo:line-height="150%" fo:text-align="justify" style:justify-single-word="false"/>
      <style:text-properties style:font-name="arial" fo:language="pt" fo:country="BR" officeooo:rsid="00180626" officeooo:paragraph-rsid="001ae468"/>
    </style:style>
    <style:style style:name="P82" style:family="paragraph" style:parent-style-name="Standard" style:list-style-name="L3">
      <style:paragraph-properties fo:line-height="150%" fo:text-align="justify" style:justify-single-word="false"/>
      <style:text-properties style:font-name="arial" fo:language="pt" fo:country="BR" officeooo:rsid="00386aa2" officeooo:paragraph-rsid="002be34b"/>
    </style:style>
    <style:style style:name="P83" style:family="paragraph" style:parent-style-name="Standard" style:list-style-name="L3">
      <style:paragraph-properties fo:line-height="150%" fo:text-align="justify" style:justify-single-word="false"/>
      <style:text-properties style:font-name="arial" fo:language="pt" fo:country="BR" officeooo:rsid="0039b4c1" officeooo:paragraph-rsid="002be34b"/>
    </style:style>
    <style:style style:name="P84" style:family="paragraph" style:parent-style-name="Standard" style:list-style-name="L4">
      <style:paragraph-properties fo:line-height="150%" fo:text-align="justify" style:justify-single-word="false"/>
      <style:text-properties style:font-name="arial" fo:language="pt" fo:country="BR" officeooo:rsid="0039b4c1" officeooo:paragraph-rsid="002be34b"/>
    </style:style>
    <style:style style:name="P85" style:family="paragraph" style:parent-style-name="Standard">
      <style:paragraph-properties fo:line-height="150%" fo:text-align="justify" style:justify-single-word="false"/>
      <style:text-properties style:font-name="arial" fo:language="pt" fo:country="BR" officeooo:rsid="0025144e" officeooo:paragraph-rsid="002f6451"/>
    </style:style>
    <style:style style:name="P86" style:family="paragraph" style:parent-style-name="Standard">
      <style:paragraph-properties fo:line-height="150%" fo:text-align="justify" style:justify-single-word="false"/>
      <style:text-properties style:font-name="arial" fo:language="pt" fo:country="BR" fo:font-style="normal" officeooo:rsid="002abc6a" officeooo:paragraph-rsid="002f6451" style:font-style-asian="normal" style:font-style-complex="normal"/>
    </style:style>
    <style:style style:name="P87" style:family="paragraph" style:parent-style-name="Standard">
      <style:paragraph-properties fo:line-height="150%" fo:text-align="justify" style:justify-single-word="false"/>
      <style:text-properties style:font-name="arial" fo:language="pt" fo:country="BR" fo:font-style="normal" officeooo:rsid="0032567b" officeooo:paragraph-rsid="003060eb" style:font-style-asian="normal" style:font-style-complex="normal"/>
    </style:style>
    <style:style style:name="P88" style:family="paragraph" style:parent-style-name="Standard">
      <style:paragraph-properties fo:line-height="150%" fo:text-align="justify" style:justify-single-word="false"/>
      <style:text-properties style:font-name="arial" fo:language="pt" fo:country="BR" officeooo:rsid="002c49c9" officeooo:paragraph-rsid="003060eb"/>
    </style:style>
    <style:style style:name="P89" style:family="paragraph" style:parent-style-name="Standard" style:list-style-name="L6">
      <style:paragraph-properties fo:line-height="150%" fo:text-align="justify" style:justify-single-word="false"/>
      <style:text-properties style:font-name="arial" fo:language="pt" fo:country="BR" officeooo:rsid="002c49c9" officeooo:paragraph-rsid="003060eb"/>
    </style:style>
    <style:style style:name="P90" style:family="paragraph" style:parent-style-name="Standard" style:list-style-name="L6">
      <style:paragraph-properties fo:line-height="150%" fo:text-align="justify" style:justify-single-word="false"/>
      <style:text-properties style:font-name="arial" fo:language="pt" fo:country="BR" officeooo:rsid="00329572" officeooo:paragraph-rsid="003060eb"/>
    </style:style>
    <style:style style:name="P91" style:family="paragraph" style:parent-style-name="Standard">
      <style:text-properties fo:language="pt" fo:country="BR"/>
    </style:style>
    <style:style style:name="P92" style:family="paragraph" style:parent-style-name="Standard">
      <style:text-properties fo:language="pt" fo:country="BR" officeooo:paragraph-rsid="0037a28c"/>
    </style:style>
    <style:style style:name="P93" style:family="paragraph" style:parent-style-name="Standard">
      <style:paragraph-properties fo:line-height="150%" fo:text-align="justify" style:justify-single-word="false"/>
      <style:text-properties fo:language="pt" fo:country="BR" officeooo:rsid="00379756" officeooo:paragraph-rsid="002be34b"/>
    </style:style>
    <style:style style:name="P94" style:family="paragraph" style:parent-style-name="Standard">
      <style:paragraph-properties fo:line-height="150%" fo:text-align="justify" style:justify-single-word="false"/>
      <style:text-properties style:font-name="Arial1" fo:font-size="12pt" fo:language="pt" fo:country="BR" fo:font-weight="bold" officeooo:rsid="002c3d95" officeooo:paragraph-rsid="003060eb" style:font-size-asian="12pt" style:language-asian="en" style:country-asian="US" style:font-weight-asian="bold" style:font-name-complex="Arial4" style:font-size-complex="12pt" style:language-complex="ar" style:country-complex="SA" style:font-weight-complex="bold"/>
    </style:style>
    <style:style style:name="P95"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4f458" style:font-size-asian="12pt" style:language-asian="en" style:country-asian="US" style:font-name-complex="Arial4" style:font-size-complex="12pt" style:language-complex="ar" style:country-complex="SA"/>
    </style:style>
    <style:style style:name="P96"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paragraph-rsid="0016d596" style:font-size-asian="12pt" style:language-asian="en" style:country-asian="US" style:font-name-complex="Arial4" style:font-size-complex="12pt" style:language-complex="ar" style:country-complex="SA"/>
    </style:style>
    <style:style style:name="P97" style:family="paragraph" style:parent-style-name="Standard" style:list-style-name="L1">
      <style:paragraph-properties fo:margin-top="0cm" fo:margin-bottom="0cm" loext:contextual-spacing="false" fo:line-height="150%" fo:text-align="justify" style:justify-single-word="false" style:writing-mode="lr-tb"/>
      <style:text-properties style:font-name="Arial1" fo:font-size="12pt" fo:language="pt" fo:country="BR" officeooo:rsid="002faef2" officeooo:paragraph-rsid="0014f458" style:font-size-asian="12pt" style:language-asian="en" style:country-asian="US" style:font-name-complex="Arial4" style:font-size-complex="12pt" style:language-complex="ar" style:country-complex="SA"/>
    </style:style>
    <style:style style:name="P98" style:family="paragraph" style:parent-style-name="Standard" style:list-style-name="L2">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ae468" style:font-size-asian="12pt" style:language-asian="en" style:country-asian="US" style:font-weight-asian="bold" style:font-name-complex="Arial4" style:font-size-complex="12pt" style:language-complex="ar" style:country-complex="SA" style:font-weight-complex="bold"/>
    </style:style>
    <style:style style:name="P99" style:family="paragraph" style:parent-style-name="Standard" style:list-style-name="L7">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2b7e8" style:font-size-asian="12pt" style:language-asian="en" style:country-asian="US" style:font-weight-asian="bold" style:font-name-complex="Arial4" style:font-size-complex="12pt" style:language-complex="ar" style:country-complex="SA" style:font-weight-complex="bold"/>
    </style:style>
    <style:style style:name="P100" style:family="paragraph" style:parent-style-name="Standard" style:list-style-name="L7">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49b03" style:font-size-asian="12pt" style:language-asian="en" style:country-asian="US" style:font-weight-asian="bold" style:font-name-complex="Arial4" style:font-size-complex="12pt" style:language-complex="ar" style:country-complex="SA" style:font-weight-complex="bold"/>
    </style:style>
    <style:style style:name="P101" style:family="paragraph" style:parent-style-name="Standard" style:list-style-name="L7">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5fe64" style:font-size-asian="12pt" style:language-asian="en" style:country-asian="US" style:font-weight-asian="bold" style:font-name-complex="Arial4" style:font-size-complex="12pt" style:language-complex="ar" style:country-complex="SA" style:font-weight-complex="bold"/>
    </style:style>
    <style:style style:name="P102" style:family="paragraph" style:parent-style-name="Standard" style:list-style-name="L7">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264111" style:font-size-asian="12pt" style:language-asian="en" style:country-asian="US" style:font-weight-asian="bold" style:font-name-complex="Arial4" style:font-size-complex="12pt" style:language-complex="ar" style:country-complex="SA" style:font-weight-complex="bold"/>
    </style:style>
    <style:style style:name="P103"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c3d95" officeooo:paragraph-rsid="0014f458" style:font-size-asian="12pt" style:language-asian="en" style:country-asian="US" style:font-weight-asian="bold" style:font-name-complex="Arial4" style:font-size-complex="12pt" style:language-complex="ar" style:country-complex="SA" style:font-weight-complex="bold"/>
    </style:style>
    <style:style style:name="P104" style:family="paragraph" style:parent-style-name="Standard" style:list-style-name="L5">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3b6cc5" officeooo:paragraph-rsid="002be34b" style:font-size-asian="12pt" style:language-asian="en" style:country-asian="US" style:font-weight-asian="bold" style:font-name-complex="Arial4" style:font-size-complex="12pt" style:language-complex="ar" style:country-complex="SA" style:font-weight-complex="bold"/>
    </style:style>
    <style:style style:name="P105"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officeooo:rsid="001636ea" officeooo:paragraph-rsid="0014f458"/>
    </style:style>
    <style:style style:name="P106"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fo:font-weight="bold" officeooo:rsid="001636ea" officeooo:paragraph-rsid="0014f458" style:font-weight-asian="bold" style:font-weight-complex="bold"/>
    </style:style>
    <style:style style:name="P107" style:family="paragraph" style:parent-style-name="Standard" style:master-page-name="">
      <loext:graphic-properties draw:fill="none"/>
      <style:paragraph-properties fo:margin-left="7.601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1pt" fo:language="pt" fo:country="BR" fo:font-weight="normal" officeooo:rsid="0018dcc8" officeooo:paragraph-rsid="0014f458" style:font-size-asian="11pt" style:font-weight-asian="normal" style:font-size-complex="11pt" style:font-weight-complex="normal"/>
    </style:style>
    <style:style style:name="P108" style:family="paragraph" style:parent-style-name="Standard" style:master-page-name="">
      <loext:graphic-properties draw:fill="none"/>
      <style:paragraph-properties fo:margin-left="7.601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1pt" fo:language="pt" fo:country="BR" fo:font-weight="normal" officeooo:rsid="0018dcc8" officeooo:paragraph-rsid="0014f458" style:font-size-asian="11pt" style:font-weight-asian="normal" style:font-size-complex="11pt" style:font-weight-complex="normal"/>
    </style:style>
    <style:style style:name="P109"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language="pt" fo:country="BR" fo:font-weight="normal" officeooo:rsid="002a5db8" officeooo:paragraph-rsid="0014f458" style:font-weight-asian="normal" style:font-weight-complex="normal"/>
    </style:style>
    <style:style style:name="P110" style:family="paragraph" style:parent-style-name="Standard">
      <loext:graphic-properties draw:fill="none"/>
      <style:paragraph-properties fo:margin-left="0cm" fo:margin-right="0cm" fo:line-height="150%" fo:text-align="justify" style:justify-single-word="false" fo:text-indent="1.3cm" style:auto-text-indent="false" fo:background-color="transparent"/>
      <style:text-properties style:font-name="arial" fo:language="pt" fo:country="BR" officeooo:paragraph-rsid="0014f458"/>
    </style:style>
    <style:style style:name="P111" style:family="paragraph" style:parent-style-name="Text_20_body">
      <style:text-properties fo:language="pt" fo:country="BR"/>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officeooo:rsid="00266891"/>
    </style:style>
    <style:style style:name="T2" style:family="text">
      <style:text-properties fo:color="#000000" officeooo:rsid="00292b31"/>
    </style:style>
    <style:style style:name="T3" style:family="text">
      <style:text-properties fo:color="#000000" officeooo:rsid="002a5db8"/>
    </style:style>
    <style:style style:name="T4" style:family="text">
      <style:text-properties officeooo:rsid="002a5db8"/>
    </style:style>
    <style:style style:name="T5" style:family="text">
      <style:text-properties officeooo:rsid="0033aa27"/>
    </style:style>
    <style:style style:name="T6" style:family="text">
      <style:text-properties fo:language="pt" fo:country="BR"/>
    </style:style>
    <style:style style:name="T7" style:family="text">
      <style:text-properties fo:language="pt" fo:country="BR" officeooo:rsid="000f0215"/>
    </style:style>
    <style:style style:name="T8" style:family="text">
      <style:text-properties fo:language="pt" fo:country="BR" officeooo:rsid="002eb69a"/>
    </style:style>
    <style:style style:name="T9" style:family="text">
      <style:text-properties fo:language="pt" fo:country="BR" officeooo:rsid="001050a2"/>
    </style:style>
    <style:style style:name="T10" style:family="text">
      <style:text-properties fo:language="pt" fo:country="BR" fo:font-weight="normal" style:font-weight-asian="normal" style:font-weight-complex="normal"/>
    </style:style>
    <style:style style:name="T11" style:family="text">
      <style:text-properties fo:language="pt" fo:country="BR" fo:font-weight="normal" officeooo:rsid="000cec1a" style:font-weight-asian="normal" style:font-weight-complex="normal"/>
    </style:style>
    <style:style style:name="T12" style:family="text">
      <style:text-properties fo:language="pt" fo:country="BR" fo:font-weight="normal" officeooo:rsid="001050a2" style:font-weight-asian="normal" style:font-weight-complex="normal"/>
    </style:style>
    <style:style style:name="T13" style:family="text">
      <style:text-properties fo:language="pt" fo:country="BR" fo:font-weight="normal" officeooo:rsid="003a685a" style:font-weight-asian="normal" style:font-weight-complex="normal"/>
    </style:style>
    <style:style style:name="T14" style:family="text">
      <style:text-properties fo:language="pt" fo:country="BR" fo:font-weight="normal" officeooo:rsid="003c30ee" style:font-weight-asian="normal" style:font-weight-complex="normal"/>
    </style:style>
    <style:style style:name="T15" style:family="text">
      <style:text-properties fo:language="pt" fo:country="BR" officeooo:rsid="003060eb"/>
    </style:style>
    <style:style style:name="T16" style:family="text">
      <style:text-properties fo:language="pt" fo:country="BR" fo:font-weight="bold" style:font-weight-asian="bold" style:font-weight-complex="bold"/>
    </style:style>
    <style:style style:name="T17" style:family="text">
      <style:text-properties officeooo:rsid="00266891"/>
    </style:style>
    <style:style style:name="T18" style:family="text">
      <style:text-properties fo:font-style="italic" style:font-style-asian="italic" style:font-style-complex="italic"/>
    </style:style>
    <style:style style:name="T19" style:family="text">
      <style:text-properties fo:font-style="italic" officeooo:rsid="000c6822" style:font-style-asian="italic" style:font-style-complex="italic"/>
    </style:style>
    <style:style style:name="T20" style:family="text">
      <style:text-properties fo:font-style="italic" officeooo:rsid="003be257" style:font-style-asian="italic" style:font-style-complex="italic"/>
    </style:style>
    <style:style style:name="T21" style:family="text">
      <style:text-properties fo:font-style="italic" officeooo:rsid="000a500c" style:font-style-asian="italic" style:font-style-complex="italic"/>
    </style:style>
    <style:style style:name="T22" style:family="text">
      <style:text-properties fo:font-style="italic" officeooo:rsid="0029f8e5" style:font-style-asian="italic" style:font-style-complex="italic"/>
    </style:style>
    <style:style style:name="T23" style:family="text">
      <style:text-properties fo:font-style="italic" officeooo:rsid="00164939" style:font-style-asian="italic" style:font-style-complex="italic"/>
    </style:style>
    <style:style style:name="T24" style:family="text">
      <style:text-properties fo:font-style="italic" officeooo:rsid="0028e2eb" style:font-style-asian="italic" style:font-style-complex="italic"/>
    </style:style>
    <style:style style:name="T25" style:family="text">
      <style:text-properties fo:font-style="italic" officeooo:rsid="002abc6a" style:font-style-asian="italic" style:font-style-complex="italic"/>
    </style:style>
    <style:style style:name="T26" style:family="text">
      <style:text-properties fo:font-style="italic" officeooo:rsid="002e6ff0" style:font-style-asian="italic" style:font-style-complex="italic"/>
    </style:style>
    <style:style style:name="T27" style:family="text">
      <style:text-properties fo:font-style="italic" officeooo:rsid="00306821" style:font-style-asian="italic" style:font-style-complex="italic"/>
    </style:style>
    <style:style style:name="T28" style:family="text">
      <style:text-properties fo:font-style="italic" officeooo:rsid="0032567b"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32567b" style:font-style-asian="italic" style:font-weight-asian="bold" style:font-style-complex="italic" style:font-weight-complex="bold"/>
    </style:style>
    <style:style style:name="T32" style:family="text">
      <style:text-properties officeooo:rsid="000c6822"/>
    </style:style>
    <style:style style:name="T33" style:family="text">
      <style:text-properties officeooo:rsid="002b7b22"/>
    </style:style>
    <style:style style:name="T34" style:family="text">
      <style:text-properties officeooo:rsid="00307d69"/>
    </style:style>
    <style:style style:name="T35" style:family="text">
      <style:text-properties fo:font-weight="bold" style:font-weight-asian="bold" style:font-weight-complex="bold"/>
    </style:style>
    <style:style style:name="T36" style:family="text">
      <style:text-properties fo:font-weight="bold" officeooo:rsid="002b7b22" style:font-weight-asian="bold" style:font-weight-complex="bold"/>
    </style:style>
    <style:style style:name="T37" style:family="text">
      <style:text-properties fo:font-weight="bold" officeooo:rsid="003d676d" style:font-weight-asian="bold" style:font-weight-complex="bold"/>
    </style:style>
    <style:style style:name="T38" style:family="text">
      <style:text-properties fo:font-weight="bold" officeooo:rsid="001ae468" style:font-weight-asian="bold" style:font-weight-complex="bold"/>
    </style:style>
    <style:style style:name="T39" style:family="text">
      <style:text-properties fo:font-weight="bold" officeooo:rsid="001cd457" style:font-weight-asian="bold" style:font-weight-complex="bold"/>
    </style:style>
    <style:style style:name="T40" style:family="text">
      <style:text-properties style:font-name="Arial1" fo:font-size="12pt" fo:language="pt" fo:country="BR" style:font-size-asian="12pt" style:language-asian="en" style:country-asian="US" style:font-name-complex="Arial4" style:font-size-complex="12pt" style:language-complex="ar" style:country-complex="SA"/>
    </style:style>
    <style:style style:name="T41" style:family="text">
      <style:text-properties style:font-name="Arial1" fo:font-size="12pt" fo:language="pt" fo:country="BR" officeooo:rsid="000c6822" style:font-size-asian="12pt" style:language-asian="en" style:country-asian="US" style:font-name-complex="Arial4" style:font-size-complex="12pt" style:language-complex="ar" style:country-complex="SA"/>
    </style:style>
    <style:style style:name="T42" style:family="text">
      <style:text-properties style:font-name="Arial1" fo:font-size="12pt" fo:language="pt" fo:country="BR" officeooo:rsid="00189de7" style:font-size-asian="12pt" style:language-asian="en" style:country-asian="US" style:font-name-complex="Arial4" style:font-size-complex="12pt" style:language-complex="ar" style:country-complex="SA"/>
    </style:style>
    <style:style style:name="T43" style:family="text">
      <style:text-properties style:font-name="Arial1" fo:font-size="12pt" fo:language="pt" fo:country="BR" officeooo:rsid="001a43fa" style:font-size-asian="12pt" style:language-asian="en" style:country-asian="US" style:font-name-complex="Arial4" style:font-size-complex="12pt" style:language-complex="ar" style:country-complex="SA"/>
    </style:style>
    <style:style style:name="T44" style:family="text">
      <style:text-properties style:font-name="Arial1" fo:font-size="12pt" fo:language="pt" fo:country="BR" fo:font-style="italic" style:font-size-asian="12pt" style:language-asian="en" style:country-asian="US" style:font-style-asian="italic" style:font-name-complex="Arial4" style:font-size-complex="12pt" style:language-complex="ar" style:country-complex="SA" style:font-style-complex="italic"/>
    </style:style>
    <style:style style:name="T45" style:family="text">
      <style:text-properties style:font-name="Arial1" fo:font-size="12pt" fo:language="pt" fo:country="BR" fo:font-style="italic" officeooo:rsid="000c6822" style:font-size-asian="12pt" style:language-asian="en" style:country-asian="US" style:font-style-asian="italic" style:font-name-complex="Arial4" style:font-size-complex="12pt" style:language-complex="ar" style:country-complex="SA" style:font-style-complex="italic"/>
    </style:style>
    <style:style style:name="T46" style:family="text">
      <style:text-properties style:font-name="Arial1" fo:font-size="12pt" style:font-size-asian="12pt" style:language-asian="en" style:country-asian="US" style:font-name-complex="Arial4" style:font-size-complex="12pt" style:language-complex="ar" style:country-complex="SA"/>
    </style:style>
    <style:style style:name="T47" style:family="text">
      <style:text-properties style:font-name="Arial1" fo:font-size="12pt" officeooo:rsid="00189de7" style:font-size-asian="12pt" style:language-asian="en" style:country-asian="US" style:font-name-complex="Arial4" style:font-size-complex="12pt" style:language-complex="ar" style:country-complex="SA"/>
    </style:style>
    <style:style style:name="T48" style:family="text">
      <style:text-properties style:font-name="Arial1" fo:font-size="12pt" officeooo:rsid="000c6822" style:font-size-asian="12pt" style:language-asian="en" style:country-asian="US" style:font-name-complex="Arial4" style:font-size-complex="12pt" style:language-complex="ar" style:country-complex="SA"/>
    </style:style>
    <style:style style:name="T49" style:family="text">
      <style:text-properties style:font-name="Arial1" fo:font-size="12pt" officeooo:rsid="001a43fa" style:font-size-asian="12pt" style:language-asian="en" style:country-asian="US" style:font-name-complex="Arial4" style:font-size-complex="12pt" style:language-complex="ar" style:country-complex="SA"/>
    </style:style>
    <style:style style:name="T50" style:family="text">
      <style:text-properties style:font-name="Arial1" fo:font-size="12pt" fo:font-style="italic" style:font-size-asian="12pt" style:language-asian="en" style:country-asian="US" style:font-style-asian="italic" style:font-name-complex="Arial4" style:font-size-complex="12pt" style:language-complex="ar" style:country-complex="SA" style:font-style-complex="italic"/>
    </style:style>
    <style:style style:name="T51" style:family="text">
      <style:text-properties style:font-name="Arial1" fo:font-size="12pt" fo:font-style="italic" officeooo:rsid="000c6822" style:font-size-asian="12pt" style:language-asian="en" style:country-asian="US" style:font-style-asian="italic" style:font-name-complex="Arial4" style:font-size-complex="12pt" style:language-complex="ar" style:country-complex="SA" style:font-style-complex="italic"/>
    </style:style>
    <style:style style:name="T52" style:family="text">
      <style:text-properties fo:font-weight="normal" style:font-weight-asian="normal" style:font-weight-complex="normal"/>
    </style:style>
    <style:style style:name="T53" style:family="text">
      <style:text-properties fo:font-weight="normal" officeooo:rsid="001b32d1" style:font-weight-asian="normal" style:font-weight-complex="normal"/>
    </style:style>
    <style:style style:name="T54" style:family="text">
      <style:text-properties fo:font-weight="normal" officeooo:rsid="002faef2" style:font-weight-asian="normal" style:font-weight-complex="normal"/>
    </style:style>
    <style:style style:name="T55" style:family="text">
      <style:text-properties fo:font-weight="normal" officeooo:rsid="0011c2ce" style:font-weight-asian="normal" style:font-weight-complex="normal"/>
    </style:style>
    <style:style style:name="T56" style:family="text">
      <style:text-properties fo:font-weight="normal" officeooo:rsid="000750ca" style:font-weight-asian="normal" style:font-weight-complex="normal"/>
    </style:style>
    <style:style style:name="T57" style:family="text">
      <style:text-properties fo:font-weight="normal" officeooo:rsid="00172fce" style:font-weight-asian="normal" style:font-weight-complex="normal"/>
    </style:style>
    <style:style style:name="T58" style:family="text">
      <style:text-properties fo:font-weight="normal" officeooo:rsid="00091471" style:font-weight-asian="normal" style:font-weight-complex="normal"/>
    </style:style>
    <style:style style:name="T59" style:family="text">
      <style:text-properties fo:font-weight="normal" officeooo:rsid="0016d596" style:font-weight-asian="normal" style:font-weight-complex="normal"/>
    </style:style>
    <style:style style:name="T60" style:family="text">
      <style:text-properties fo:font-weight="normal" officeooo:rsid="00189de7" style:font-weight-asian="normal" style:font-weight-complex="normal"/>
    </style:style>
    <style:style style:name="T61" style:family="text">
      <style:text-properties fo:font-weight="normal" officeooo:rsid="000cec1a" style:font-weight-asian="normal" style:font-weight-complex="normal"/>
    </style:style>
    <style:style style:name="T62" style:family="text">
      <style:text-properties fo:font-weight="normal" officeooo:rsid="001050a2" style:font-weight-asian="normal" style:font-weight-complex="normal"/>
    </style:style>
    <style:style style:name="T63" style:family="text">
      <style:text-properties fo:font-weight="normal" officeooo:rsid="003a685a" style:font-weight-asian="normal" style:font-weight-complex="normal"/>
    </style:style>
    <style:style style:name="T64" style:family="text">
      <style:text-properties fo:font-weight="normal" officeooo:rsid="003c30ee" style:font-weight-asian="normal" style:font-weight-complex="normal"/>
    </style:style>
    <style:style style:name="T65" style:family="text">
      <style:text-properties officeooo:rsid="000750ca"/>
    </style:style>
    <style:style style:name="T66" style:family="text">
      <style:text-properties officeooo:rsid="00306e6a"/>
    </style:style>
    <style:style style:name="T67" style:family="text">
      <style:text-properties officeooo:rsid="000eccb3"/>
    </style:style>
    <style:style style:name="T68" style:family="text">
      <style:text-properties officeooo:rsid="00345eba"/>
    </style:style>
    <style:style style:name="T69" style:family="text">
      <style:text-properties officeooo:rsid="00235d4b"/>
    </style:style>
    <style:style style:name="T70" style:family="text">
      <style:text-properties officeooo:rsid="000a92f6"/>
    </style:style>
    <style:style style:name="T71" style:family="text">
      <style:text-properties style:font-name="arial"/>
    </style:style>
    <style:style style:name="T72" style:family="text">
      <style:text-properties style:font-name="arial" fo:language="pt" fo:country="BR"/>
    </style:style>
    <style:style style:name="T73" style:family="text">
      <style:text-properties style:font-name="arial" fo:language="pt" fo:country="BR" officeooo:rsid="000a92f6"/>
    </style:style>
    <style:style style:name="T74" style:family="text">
      <style:text-properties style:font-name="arial" fo:language="pt" fo:country="BR" officeooo:rsid="001154b5"/>
    </style:style>
    <style:style style:name="T75" style:family="text">
      <style:text-properties style:font-name="arial" fo:language="pt" fo:country="BR" fo:font-weight="normal" officeooo:rsid="001154b5" style:font-weight-asian="normal" style:font-weight-complex="normal"/>
    </style:style>
    <style:style style:name="T76" style:family="text">
      <style:text-properties style:font-name="arial" fo:language="pt" fo:country="BR" fo:font-weight="normal" officeooo:rsid="001ae78c" style:font-weight-asian="normal" style:font-weight-complex="normal"/>
    </style:style>
    <style:style style:name="T77" style:family="text">
      <style:text-properties style:font-name="arial" fo:language="pt" fo:country="BR" fo:font-weight="normal" officeooo:rsid="0020a45c" style:font-weight-asian="normal" style:font-weight-complex="normal"/>
    </style:style>
    <style:style style:name="T78" style:family="text">
      <style:text-properties style:font-name="arial" fo:language="pt" fo:country="BR" fo:font-weight="normal" officeooo:rsid="0022b7e8" style:font-weight-asian="normal" style:font-weight-complex="normal"/>
    </style:style>
    <style:style style:name="T79" style:family="text">
      <style:text-properties style:font-name="arial" fo:language="pt" fo:country="BR" fo:font-weight="bold" officeooo:rsid="002a25fa" style:font-weight-asian="bold" style:font-weight-complex="bold"/>
    </style:style>
    <style:style style:name="T80" style:family="text">
      <style:text-properties style:font-name="arial" fo:language="pt" fo:country="BR" fo:font-weight="bold" officeooo:rsid="002e6cec" style:font-weight-asian="bold" style:font-weight-complex="bold"/>
    </style:style>
    <style:style style:name="T81" style:family="text">
      <style:text-properties style:font-name="arial" fo:language="pt" fo:country="BR" fo:font-weight="bold" officeooo:rsid="001d6634" style:font-weight-asian="bold" style:font-weight-complex="bold"/>
    </style:style>
    <style:style style:name="T82" style:family="text">
      <style:text-properties style:font-name="arial" fo:language="pt" fo:country="BR" fo:font-weight="bold" officeooo:rsid="0031efc5" style:font-weight-asian="bold" style:font-weight-complex="bold"/>
    </style:style>
    <style:style style:name="T83" style:family="text">
      <style:text-properties style:font-name="arial" fo:language="pt" fo:country="BR" fo:font-weight="bold" officeooo:rsid="001da7a4" style:font-weight-asian="bold" style:font-weight-complex="bold"/>
    </style:style>
    <style:style style:name="T84" style:family="text">
      <style:text-properties style:font-name="arial" fo:language="pt" fo:country="BR" fo:font-style="normal" fo:font-weight="normal" style:font-style-asian="normal" style:font-weight-asian="normal" style:font-style-complex="normal" style:font-weight-complex="normal"/>
    </style:style>
    <style:style style:name="T85" style:family="text">
      <style:text-properties style:font-name="arial" fo:language="pt" fo:country="BR" fo:font-style="normal" fo:font-weight="normal" officeooo:rsid="003c4eaa" style:font-style-asian="normal" style:font-weight-asian="normal" style:font-style-complex="normal" style:font-weight-complex="normal"/>
    </style:style>
    <style:style style:name="T86" style:family="text">
      <style:text-properties style:font-name="arial" fo:font-weight="bold" style:font-weight-asian="bold" style:font-weight-complex="bold"/>
    </style:style>
    <style:style style:name="T87" style:family="text">
      <style:text-properties style:font-name="arial" fo:font-weight="bold" officeooo:rsid="0022b7e8" style:font-weight-asian="bold" style:font-weight-complex="bold"/>
    </style:style>
    <style:style style:name="T88" style:family="text">
      <style:text-properties style:font-name="arial" fo:font-weight="bold" officeooo:rsid="0025fe64" style:font-weight-asian="bold" style:font-weight-complex="bold"/>
    </style:style>
    <style:style style:name="T89" style:family="text">
      <style:text-properties style:font-name="arial" fo:font-weight="bold" officeooo:rsid="001d6634" style:font-weight-asian="bold" style:font-weight-complex="bold"/>
    </style:style>
    <style:style style:name="T90" style:family="text">
      <style:text-properties style:font-name="arial" fo:font-weight="bold" officeooo:rsid="001da7a4" style:font-weight-asian="bold" style:font-weight-complex="bold"/>
    </style:style>
    <style:style style:name="T91" style:family="text">
      <style:text-properties style:font-name="arial" fo:font-weight="bold" officeooo:rsid="0020a45c" style:font-weight-asian="bold" style:font-weight-complex="bold"/>
    </style:style>
    <style:style style:name="T92" style:family="text">
      <style:text-properties style:font-name="arial" fo:font-weight="bold" officeooo:rsid="002a25fa" style:font-weight-asian="bold" style:font-weight-complex="bold"/>
    </style:style>
    <style:style style:name="T93" style:family="text">
      <style:text-properties style:font-name="arial" fo:font-weight="bold" officeooo:rsid="002e6cec" style:font-weight-asian="bold" style:font-weight-complex="bold"/>
    </style:style>
    <style:style style:name="T94" style:family="text">
      <style:text-properties style:font-name="arial" fo:font-weight="bold" officeooo:rsid="0031efc5" style:font-weight-asian="bold" style:font-weight-complex="bold"/>
    </style:style>
    <style:style style:name="T95" style:family="text">
      <style:text-properties style:font-name="arial" fo:font-weight="normal" style:font-weight-asian="normal" style:font-weight-complex="normal"/>
    </style:style>
    <style:style style:name="T96" style:family="text">
      <style:text-properties style:font-name="arial" fo:font-weight="normal" officeooo:rsid="0022b7e8" style:font-weight-asian="normal" style:font-weight-complex="normal"/>
    </style:style>
    <style:style style:name="T97" style:family="text">
      <style:text-properties style:font-name="arial" fo:font-weight="normal" officeooo:rsid="0022cde3" style:font-weight-asian="normal" style:font-weight-complex="normal"/>
    </style:style>
    <style:style style:name="T98" style:family="text">
      <style:text-properties style:font-name="arial" fo:font-weight="normal" officeooo:rsid="00249b03" style:font-weight-asian="normal" style:font-weight-complex="normal"/>
    </style:style>
    <style:style style:name="T99" style:family="text">
      <style:text-properties style:font-name="arial" fo:font-weight="normal" officeooo:rsid="0025fe64" style:font-weight-asian="normal" style:font-weight-complex="normal"/>
    </style:style>
    <style:style style:name="T100" style:family="text">
      <style:text-properties style:font-name="arial" fo:font-weight="normal" officeooo:rsid="00264111" style:font-weight-asian="normal" style:font-weight-complex="normal"/>
    </style:style>
    <style:style style:name="T101" style:family="text">
      <style:text-properties style:font-name="arial" fo:font-weight="normal" officeooo:rsid="00194915" style:font-weight-asian="normal" style:font-weight-complex="normal"/>
    </style:style>
    <style:style style:name="T102" style:family="text">
      <style:text-properties style:font-name="arial" fo:font-weight="normal" officeooo:rsid="001ae78c" style:font-weight-asian="normal" style:font-weight-complex="normal"/>
    </style:style>
    <style:style style:name="T103" style:family="text">
      <style:text-properties style:font-name="arial" fo:font-weight="normal" officeooo:rsid="001da7a4" style:font-weight-asian="normal" style:font-weight-complex="normal"/>
    </style:style>
    <style:style style:name="T104" style:family="text">
      <style:text-properties style:font-name="arial" fo:font-weight="normal" officeooo:rsid="001f9585" style:font-weight-asian="normal" style:font-weight-complex="normal"/>
    </style:style>
    <style:style style:name="T105" style:family="text">
      <style:text-properties style:font-name="arial" fo:font-weight="normal" officeooo:rsid="0020a45c" style:font-weight-asian="normal" style:font-weight-complex="normal"/>
    </style:style>
    <style:style style:name="T106" style:family="text">
      <style:text-properties style:font-name="arial" fo:font-weight="normal" officeooo:rsid="000a500c" style:font-weight-asian="normal" style:font-weight-complex="normal"/>
    </style:style>
    <style:style style:name="T107" style:family="text">
      <style:text-properties style:font-name="arial" fo:font-weight="normal" officeooo:rsid="002eb69a" style:font-weight-asian="normal" style:font-weight-complex="normal"/>
    </style:style>
    <style:style style:name="T108" style:family="text">
      <style:text-properties style:font-name="arial" fo:font-weight="normal" officeooo:rsid="003a8b87" style:font-weight-asian="normal" style:font-weight-complex="normal"/>
    </style:style>
    <style:style style:name="T109" style:family="text">
      <style:text-properties style:font-name="arial" fo:font-weight="normal" officeooo:rsid="00224aca" style:font-weight-asian="normal" style:font-weight-complex="normal"/>
    </style:style>
    <style:style style:name="T110" style:family="text">
      <style:text-properties style:font-name="arial" fo:font-weight="normal" officeooo:rsid="003af85d" style:font-weight-asian="normal" style:font-weight-complex="normal"/>
    </style:style>
    <style:style style:name="T111" style:family="text">
      <style:text-properties style:font-name="arial" fo:font-weight="normal" officeooo:rsid="001154b5" style:font-weight-asian="normal" style:font-weight-complex="normal"/>
    </style:style>
    <style:style style:name="T112" style:family="text">
      <style:text-properties style:font-name="arial" fo:font-style="italic" fo:font-weight="normal" officeooo:rsid="00249b03" style:font-style-asian="italic" style:font-weight-asian="normal" style:font-style-complex="italic" style:font-weight-complex="normal"/>
    </style:style>
    <style:style style:name="T113" style:family="text">
      <style:text-properties style:font-name="arial" fo:font-style="italic" fo:font-weight="normal" officeooo:rsid="0022cde3" style:font-style-asian="italic" style:font-weight-asian="normal" style:font-style-complex="italic" style:font-weight-complex="normal"/>
    </style:style>
    <style:style style:name="T114" style:family="text">
      <style:text-properties style:font-name="arial" fo:font-style="italic" fo:font-weight="normal" officeooo:rsid="0025fe64" style:font-style-asian="italic" style:font-weight-asian="normal" style:font-style-complex="italic" style:font-weight-complex="normal"/>
    </style:style>
    <style:style style:name="T115" style:family="text">
      <style:text-properties style:font-name="arial" fo:font-style="italic" fo:font-weight="normal" officeooo:rsid="00264111" style:font-style-asian="italic" style:font-weight-asian="normal" style:font-style-complex="italic" style:font-weight-complex="normal"/>
    </style:style>
    <style:style style:name="T116" style:family="text">
      <style:text-properties style:font-name="arial" fo:font-style="italic" fo:font-weight="normal" officeooo:rsid="003d676d" style:font-style-asian="italic" style:font-weight-asian="normal" style:font-style-complex="italic" style:font-weight-complex="normal"/>
    </style:style>
    <style:style style:name="T117" style:family="text">
      <style:text-properties style:font-name="arial" fo:font-style="italic" fo:font-weight="normal" officeooo:rsid="000a500c" style:font-style-asian="italic" style:font-weight-asian="normal" style:font-style-complex="italic" style:font-weight-complex="normal"/>
    </style:style>
    <style:style style:name="T118" style:family="text">
      <style:text-properties style:font-name="arial" fo:font-style="italic" fo:font-weight="normal" officeooo:rsid="002eb69a" style:font-style-asian="italic" style:font-weight-asian="normal" style:font-style-complex="italic" style:font-weight-complex="normal"/>
    </style:style>
    <style:style style:name="T119" style:family="text">
      <style:text-properties style:font-name="arial" fo:font-style="italic" fo:font-weight="normal" officeooo:rsid="001ae78c" style:font-style-asian="italic" style:font-weight-asian="normal" style:font-style-complex="italic" style:font-weight-complex="normal"/>
    </style:style>
    <style:style style:name="T120" style:family="text">
      <style:text-properties style:font-name="arial" fo:font-style="italic" fo:font-weight="normal" officeooo:rsid="001da7a4" style:font-style-asian="italic" style:font-weight-asian="normal" style:font-style-complex="italic" style:font-weight-complex="normal"/>
    </style:style>
    <style:style style:name="T121" style:family="text">
      <style:text-properties style:font-name="arial" fo:font-style="normal" fo:font-weight="normal" style:font-style-asian="normal" style:font-weight-asian="normal" style:font-style-complex="normal" style:font-weight-complex="normal"/>
    </style:style>
    <style:style style:name="T122" style:family="text">
      <style:text-properties style:font-name="arial" fo:font-style="normal" fo:font-weight="normal" officeooo:rsid="0025fe64" style:font-style-asian="normal" style:font-weight-asian="normal" style:font-style-complex="normal" style:font-weight-complex="normal"/>
    </style:style>
    <style:style style:name="T123" style:family="text">
      <style:text-properties style:font-name="arial" fo:font-style="normal" fo:font-weight="normal" officeooo:rsid="00477178" style:font-style-asian="normal" style:font-weight-asian="normal" style:font-style-complex="normal" style:font-weight-complex="normal"/>
    </style:style>
    <style:style style:name="T124" style:family="text">
      <style:text-properties style:font-name="arial" fo:font-style="normal" fo:font-weight="normal" officeooo:rsid="003c4eaa" style:font-style-asian="normal" style:font-weight-asian="normal" style:font-style-complex="normal" style:font-weight-complex="normal"/>
    </style:style>
    <style:style style:name="T125" style:family="text">
      <style:text-properties style:font-name="arial" fo:font-style="normal" fo:font-weight="normal" officeooo:rsid="003d676d" style:font-style-asian="normal" style:font-weight-asian="normal" style:font-style-complex="normal" style:font-weight-complex="normal"/>
    </style:style>
    <style:style style:name="T126" style:family="text">
      <style:text-properties style:font-name="arial" fo:font-style="normal" fo:font-weight="bold" style:font-style-asian="normal" style:font-weight-asian="bold" style:font-style-complex="normal" style:font-weight-complex="bold"/>
    </style:style>
    <style:style style:name="T127" style:family="text">
      <style:text-properties style:font-name="arial" fo:font-style="normal" style:font-style-asian="normal" style:font-style-complex="normal"/>
    </style:style>
    <style:style style:name="T128" style:family="text">
      <style:text-properties style:font-name="arial" officeooo:rsid="00194915"/>
    </style:style>
    <style:style style:name="T129" style:family="text">
      <style:text-properties style:font-name="arial" officeooo:rsid="000a92f6"/>
    </style:style>
    <style:style style:name="T130" style:family="text">
      <style:text-properties style:font-name="arial" officeooo:rsid="001154b5"/>
    </style:style>
    <style:style style:name="T131" style:family="text">
      <style:text-properties officeooo:rsid="002eb69a"/>
    </style:style>
    <style:style style:name="T132" style:family="text">
      <style:text-properties officeooo:rsid="0014149c"/>
    </style:style>
    <style:style style:name="T133" style:family="text">
      <style:text-properties officeooo:rsid="00192500"/>
    </style:style>
    <style:style style:name="T134" style:family="text">
      <style:text-properties officeooo:rsid="003a8b87"/>
    </style:style>
    <style:style style:name="T135" style:family="text">
      <style:text-properties fo:font-style="normal" style:font-style-asian="normal" style:font-style-complex="normal"/>
    </style:style>
    <style:style style:name="T136" style:family="text">
      <style:text-properties fo:font-style="normal" officeooo:rsid="002abc6a" style:font-style-asian="normal" style:font-style-complex="normal"/>
    </style:style>
    <style:style style:name="T137" style:family="text">
      <style:text-properties fo:font-style="normal" officeooo:rsid="002e6ff0" style:font-style-asian="normal" style:font-style-complex="normal"/>
    </style:style>
    <style:style style:name="T138" style:family="text">
      <style:text-properties fo:font-style="normal" officeooo:rsid="00306821" style:font-style-asian="normal" style:font-style-complex="normal"/>
    </style:style>
    <style:style style:name="T139" style:family="text">
      <style:text-properties fo:font-style="normal" officeooo:rsid="0032567b" style:font-style-asian="normal" style:font-style-complex="normal"/>
    </style:style>
    <style:style style:name="T140" style:family="text">
      <style:text-properties fo:font-style="normal" officeooo:rsid="003fe980" style:font-style-asian="normal" style:font-style-complex="normal"/>
    </style:style>
    <style:style style:name="T141" style:family="text">
      <style:text-properties fo:font-style="normal" officeooo:rsid="00336e36" style:font-style-asian="normal" style:font-style-complex="normal"/>
    </style:style>
    <style:style style:name="T142" style:family="text">
      <style:text-properties fo:font-style="normal" officeooo:rsid="004606ce" style:font-style-asian="normal" style:font-style-complex="normal"/>
    </style:style>
    <style:style style:name="T143" style:family="text">
      <style:text-properties fo:font-style="normal" officeooo:rsid="003060eb" style:font-style-asian="normal" style:font-style-complex="normal"/>
    </style:style>
    <style:style style:name="T144" style:family="text">
      <style:text-properties fo:font-style="normal" officeooo:rsid="003af85d" style:font-style-asian="normal" style:font-style-complex="normal"/>
    </style:style>
    <style:style style:name="T145" style:family="text">
      <style:text-properties fo:font-style="normal" officeooo:rsid="003cfb7f" style:font-style-asian="normal" style:font-style-complex="normal"/>
    </style:style>
    <style:style style:name="T146" style:family="text">
      <style:text-properties fo:font-style="normal" fo:font-weight="bold" officeooo:rsid="00399357" style:font-style-asian="normal" style:font-weight-asian="bold" style:font-style-complex="normal" style:font-weight-complex="bold"/>
    </style:style>
    <style:style style:name="T147" style:family="text">
      <style:text-properties officeooo:rsid="0031bfda"/>
    </style:style>
    <style:style style:name="T148" style:family="text">
      <style:text-properties officeooo:rsid="00416d5b"/>
    </style:style>
    <style:style style:name="T149" style:family="text">
      <style:text-properties officeooo:rsid="00264201"/>
    </style:style>
    <style:style style:name="T150" style:family="text">
      <style:text-properties officeooo:rsid="001f5c92"/>
    </style:style>
    <style:style style:name="T151" style:family="text">
      <style:text-properties officeooo:rsid="000a500c"/>
    </style:style>
    <style:style style:name="T152" style:family="text">
      <style:text-properties officeooo:rsid="003c30ee"/>
    </style:style>
    <style:style style:name="T153" style:family="text">
      <style:text-properties officeooo:rsid="003ff33c"/>
    </style:style>
    <style:style style:name="T154" style:family="text">
      <style:text-properties officeooo:rsid="002cdb04"/>
    </style:style>
    <style:style style:name="T155" style:family="text">
      <style:text-properties officeooo:rsid="003de9b7"/>
    </style:style>
    <style:style style:name="T156" style:family="text">
      <style:text-properties officeooo:rsid="0029f89f"/>
    </style:style>
    <style:style style:name="T157" style:family="text">
      <style:text-properties officeooo:rsid="00293161"/>
    </style:style>
    <style:style style:name="T158" style:family="text">
      <style:text-properties officeooo:rsid="0029f8e5"/>
    </style:style>
    <style:style style:name="T159" style:family="text">
      <style:text-properties officeooo:rsid="00365d24"/>
    </style:style>
    <style:style style:name="T160" style:family="text">
      <style:text-properties officeooo:rsid="0038f382"/>
    </style:style>
    <style:style style:name="T161" style:family="text">
      <style:text-properties officeooo:rsid="0014f458"/>
    </style:style>
    <style:style style:name="T162" style:family="text">
      <style:text-properties officeooo:rsid="0016d596"/>
    </style:style>
    <style:style style:name="T163" style:family="text">
      <style:text-properties officeooo:rsid="00189de7"/>
    </style:style>
    <style:style style:name="T164" style:family="text">
      <style:text-properties officeooo:rsid="001ae468"/>
    </style:style>
    <style:style style:name="T165" style:family="text">
      <style:text-properties officeooo:rsid="001d03fd"/>
    </style:style>
    <style:style style:name="T166" style:family="text">
      <style:text-properties officeooo:rsid="00157452"/>
    </style:style>
    <style:style style:name="T167" style:family="text">
      <style:text-properties officeooo:rsid="00164939"/>
    </style:style>
    <style:style style:name="T168" style:family="text">
      <style:text-properties officeooo:rsid="00180626"/>
    </style:style>
    <style:style style:name="T169" style:family="text">
      <style:text-properties officeooo:rsid="0013d4c9"/>
    </style:style>
    <style:style style:name="T170" style:family="text">
      <style:text-properties officeooo:rsid="00105f1b"/>
    </style:style>
    <style:style style:name="T171" style:family="text">
      <style:text-properties officeooo:rsid="000cdf8f"/>
    </style:style>
    <style:style style:name="T172" style:family="text">
      <style:text-properties officeooo:rsid="001da7a4"/>
    </style:style>
    <style:style style:name="T173" style:family="text">
      <style:text-properties officeooo:rsid="00355436"/>
    </style:style>
    <style:style style:name="T174" style:family="text">
      <style:text-properties officeooo:rsid="0026ab5f"/>
    </style:style>
    <style:style style:name="T175" style:family="text">
      <style:text-properties officeooo:rsid="0028e2eb"/>
    </style:style>
    <style:style style:name="T176" style:family="text">
      <style:text-properties officeooo:rsid="003060eb"/>
    </style:style>
    <style:style style:name="T177" style:family="text">
      <style:text-properties style:font-name="Arial" officeooo:rsid="0030c7b3" style:letter-kerning="true" fo:background-color="#ffffff" loext:char-shading-value="0" style:font-name-asian="SimSun" style:language-asian="en" style:country-asian="US"/>
    </style:style>
    <style:style style:name="T178" style:family="text">
      <style:text-properties officeooo:rsid="00337373"/>
    </style:style>
    <style:style style:name="T179" style:family="text">
      <style:text-properties officeooo:rsid="003415e9"/>
    </style:style>
    <style:style style:name="T180" style:family="text">
      <style:text-properties officeooo:rsid="0037a28c"/>
    </style:style>
    <style:style style:name="T181" style:family="text">
      <style:text-properties officeooo:rsid="003af85d"/>
    </style:style>
    <style:style style:name="T182" style:family="text">
      <style:text-properties fo:background-color="#ffff00" loext:char-shading-value="0"/>
    </style:style>
    <style:style style:name="T183" style:family="text">
      <style:text-properties fo:background-color="#ffff00" loext:char-shading-value="0"/>
    </style:style>
    <style:style style:name="T184" style:family="text">
      <style:text-properties officeooo:rsid="000f0215"/>
    </style:style>
    <style:style style:name="T185" style:family="text">
      <style:text-properties officeooo:rsid="001050a2"/>
    </style:style>
    <style:style style:name="T1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INSTITUTO FEDERAL DE EDUCAÇÃO, CIÊNCIA E </text:p>
      <text:p text:style-name="P58">TECNOLOGIA DE SÃO PAULO</text:p>
      <text:p text:style-name="P58">CÂMPUS <text:span text:style-name="T1">V</text:span><text:span text:style-name="T2">OTUPORANGA</text:span><text:span text:style-name="T1"> </text:span></text:p>
      <text:p text:style-name="P105"/>
      <text:p text:style-name="P105"/>
      <text:p text:style-name="P105"/>
      <text:p text:style-name="P105"/>
      <text:p text:style-name="P105"/>
      <text:p text:style-name="P59">ANA THAISA STURARO</text:p>
      <text:p text:style-name="P105"/>
      <text:p text:style-name="P105"/>
      <text:p text:style-name="P106"/>
      <text:p text:style-name="P60"/>
      <text:p text:style-name="P106"/>
      <text:p text:style-name="P61"/>
      <text:p text:style-name="P62">ATAQUE DEUTHER COM NODEMCU:</text:p>
      <text:p text:style-name="P62">ESTUDO DE VULNERABILIDADE DE DoS EM REDE SEM – FIO</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59">VOTUPORANGA</text:p>
      <text:p text:style-name="P65">2020</text:p>
      <text:p text:style-name="P71">Ana Thaisa Sturaro</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3">Ataque Deuther com NodeMCU:</text:p>
      <text:p text:style-name="P63">Estudo de vulnerabilidade de DoS <text:span text:style-name="T179">em rede Sem – Fio </text:span><text:s/></text:p>
      <text:p text:style-name="P64"/>
      <text:p text:style-name="P64"/>
      <text:p text:style-name="P64"/>
      <text:p text:style-name="P107">Trabalho de Conclusão de Curso apresentado como exigência parcial para obtenção do diploma do curso <text:span text:style-name="T4">Técnico</text:span> em <text:span text:style-name="T3">Informática</text:span> <text:span text:style-name="T5">Integrado ao Ensino Médio</text:span> no Instituto Federal de Educação, Ciência e Tecnologia de São Paulo, Câmpus <text:span text:style-name="T3">Votuporanga</text:span>.</text:p>
      <text:p text:style-name="P67"/>
      <text:p text:style-name="P67"/>
      <text:p text:style-name="P107">Orientador: <text:span text:style-name="T180">Prof. Me. </text:span><text:span text:style-name="T4">Ubiratan Zakaib do Nascimento</text:span>.</text:p>
      <text:p text:style-name="P68"/>
      <text:p text:style-name="P109"/>
      <text:p text:style-name="P109"/>
      <text:p text:style-name="P109"/>
      <text:p text:style-name="P109"/>
      <text:p text:style-name="P109"/>
      <text:p text:style-name="P109"/>
      <text:p text:style-name="P109"/>
      <text:p text:style-name="P69">Votuporanga</text:p>
      <text:p text:style-name="P69">202<text:span text:style-name="T161">0</text:span></text:p>
      <text:p text:style-name="P8"/>
      <text:p text:style-name="P57">LISTA DE ILUSTRAÇÕES<office:annotation><dc:creator>Ubiratan Nascimento</dc:creator><dc:date>2020-09-17T22:58:04.714277201</dc:date><loext:sender-initials>UZN</loext:sender-initials><text:p text:style-name="P112"><text:span text:style-name="T187">Acho interessante constar imagens no nodemcu, detalhamento das pinagens e tudo isso vai aparecer aqui no final</text:span></text:p></office:annot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LISTA DE TABELA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LISTA DE SÍMBOLOS<office:annotation><dc:creator>Ubiratan Nascimento</dc:creator><dc:date>2020-09-17T22:59:05.865005973</dc:date><loext:sender-initials>UZN</loext:sender-initials><text:p text:style-name="P112"><text:span text:style-name="T186">Todos os símbolos e abreviaturas devem constar aqui</text:span></text:p></office:annot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44">SUMÁRIO</text:p>
          </text:index-title>
          <text:p text:style-name="P41"><text:a xlink:type="simple" xlink:href="#__RefHeading___Toc2747_2630853323" text:style-name="Index_20_Link" text:visited-style-name="Index_20_Link">1. INTRODUÇÃO<text:tab/>7</text:a></text:p>
          <text:p text:style-name="P42"><text:a xlink:type="simple" xlink:href="#__RefHeading___Toc2749_2630853323" text:style-name="Index_20_Link" text:visited-style-name="Index_20_Link">1.1. OBJETIVOS<text:tab/>7</text:a></text:p>
          <text:p text:style-name="P42"><text:a xlink:type="simple" xlink:href="#__RefHeading___Toc2751_2630853323" text:style-name="Index_20_Link" text:visited-style-name="Index_20_Link">1.2. OBJETIVO GERAL<text:tab/>7</text:a></text:p>
          <text:p text:style-name="P42"><text:a xlink:type="simple" xlink:href="#__RefHeading___Toc2753_2630853323" text:style-name="Index_20_Link" text:visited-style-name="Index_20_Link">1.3. OBJETIVO ESPECÍFICO<text:tab/>8</text:a></text:p>
          <text:p text:style-name="P42"><text:a xlink:type="simple" xlink:href="#__RefHeading___Toc2755_2630853323" text:style-name="Index_20_Link" text:visited-style-name="Index_20_Link">1.4. JUSTIFICATIVA<text:tab/>8</text:a></text:p>
          <text:p text:style-name="P42"><text:a xlink:type="simple" xlink:href="#__RefHeading___Toc2757_2630853323" text:style-name="Index_20_Link" text:visited-style-name="Index_20_Link">1.5. METODOLOGIA<text:tab/>9</text:a></text:p>
          <text:p text:style-name="P42"><text:a xlink:type="simple" xlink:href="#__RefHeading___Toc2759_2630853323" text:style-name="Index_20_Link" text:visited-style-name="Index_20_Link">1.6. ESTADO DA ARTE<text:tab/>9</text:a></text:p>
          <text:p text:style-name="P41"><text:a xlink:type="simple" xlink:href="#__RefHeading___Toc2869_2630853323" text:style-name="Index_20_Link" text:visited-style-name="Index_20_Link">2. CONCEITOS SOBRE O TEMA<text:tab/>13</text:a></text:p>
          <text:p text:style-name="P42"><text:a xlink:type="simple" xlink:href="#__RefHeading___Toc2871_2630853323" text:style-name="Index_20_Link" text:visited-style-name="Index_20_Link">2.1 SEGURANÇA DA INFORMAÇÃO<text:tab/>13</text:a></text:p>
          <text:p text:style-name="P42"><text:a xlink:type="simple" xlink:href="#__RefHeading___Toc2873_2630853323" text:style-name="Index_20_Link" text:visited-style-name="Index_20_Link">2.3 PILARES DA SEGURANÇA DA INFORMAÇÃO<text:tab/>13</text:a></text:p>
          <text:p text:style-name="P43"><text:a xlink:type="simple" xlink:href="#__RefHeading___Toc2875_2630853323" text:style-name="Index_20_Link" text:visited-style-name="Index_20_Link">2.3.1. Ataques Cibernéticos<text:tab/>14</text:a></text:p>
          <text:p text:style-name="P43"><text:a xlink:type="simple" xlink:href="#__RefHeading___Toc3261_2630853323" text:style-name="Index_20_Link" text:visited-style-name="Index_20_Link">2.3.2. Atacantes Externos<text:tab/>16</text:a></text:p>
          <text:p text:style-name="P43"><text:a xlink:type="simple" xlink:href="#__RefHeading___Toc3263_2630853323" text:style-name="Index_20_Link" text:visited-style-name="Index_20_Link">2.3.3. Atacantes Internos<text:tab/>16</text:a></text:p>
          <text:p text:style-name="P43"><text:a xlink:type="simple" xlink:href="#__RefHeading___Toc3265_2630853323" text:style-name="Index_20_Link" text:visited-style-name="Index_20_Link"><text:span text:style-name="T135">2</text:span></text:a><text:a xlink:type="simple" xlink:href="#__RefHeading___Toc3265_2630853323" text:style-name="Index_20_Link" text:visited-style-name="Index_20_Link"><text:span text:style-name="T135">.</text:span></text:a><text:a xlink:type="simple" xlink:href="#__RefHeading___Toc3265_2630853323" text:style-name="Index_20_Link" text:visited-style-name="Index_20_Link"><text:span text:style-name="T135">3.3 Os tipos de atacantes</text:span></text:a><text:a xlink:type="simple" xlink:href="#__RefHeading___Toc3265_2630853323" text:style-name="Index_20_Link" text:visited-style-name="Index_20_Link"><text:tab/>16</text:a></text:p>
          <text:p text:style-name="P42"><text:a xlink:type="simple" xlink:href="#__RefHeading___Toc3267_2630853323" text:style-name="Index_20_Link" text:visited-style-name="Index_20_Link">2.4 HARDWARE HACKING<text:tab/>17</text:a></text:p>
          <text:p text:style-name="P43"><text:a xlink:type="simple" xlink:href="#__RefHeading___Toc3269_2630853323" text:style-name="Index_20_Link" text:visited-style-name="Index_20_Link">2.4.1 NodeMCU<text:tab/>18</text:a></text:p>
          <text:p text:style-name="P41"><text:a xlink:type="simple" xlink:href="#__RefHeading___Toc3271_2630853323" text:style-name="Index_20_Link" text:visited-style-name="Index_20_Link">3. DESENVOLVIMENTO<text:tab/>20</text:a></text:p>
          <text:p text:style-name="P42"><text:a xlink:type="simple" xlink:href="#__RefHeading___Toc3273_2630853323" text:style-name="Index_20_Link" text:visited-style-name="Index_20_Link">3.1. MATERIAIS E MÉTODOS (REQUISITOS TÉCNICOS, FERRAMENTAS E TECNOLOGIAS)<text:tab/>20</text:a></text:p>
          <text:p text:style-name="P41"><text:a xlink:type="simple" xlink:href="#__RefHeading___Toc3275_2630853323" text:style-name="Index_20_Link" text:visited-style-name="Index_20_Link">4. REFERÊNCIAS<text:tab/>21</text:a></text:p>
        </text:index-body>
      </text:table-of-content>
      <text:h text:style-name="P48" text:outline-level="1"/>
      <text:h text:style-name="P49" text:outline-level="1"><text:bookmark-start text:name="__RefHeading___Toc2747_2630853323"/>1. INTRODUÇÃO<text:bookmark-end text:name="__RefHeading___Toc2747_2630853323"/></text:h>
      <text:p text:style-name="P92">Originalmente usada no meio militar de modo a obter um método simples e seguro de troca de informações em ambiente de combate, as redes sem fio evoluíram, e essa tecnologia passou do uso militar sendo acessível a empresas, <text:span text:style-name="T17">f</text:span>aculdades e uso doméstico. É uma alternativa para as redes cabeadas. A principal característica das redes sem fio é a mobilidade. (FARIAS, 2006, p.6).</text:p>
      <text:p text:style-name="P92"><text:span text:style-name="T46">Apesar da facilidade de instalação, comodidade e independência dos cabos, não obstante, as redes sem fio possuem muitas vulnerabilidades se comparadas às redes cabeadas. Podendo ser citada seu meio físico de transmissão de dados, o ar, sendo mais suscetível a ciberataques. Pois, o sinal </text:span><text:span text:style-name="T50">wireless</text:span><text:span text:style-name="T46"> não é limitado, dessa forma pode ser interceptado por qualquer dispositivo que seja capaz de captar os sinais sem fio, comprometendo sua segurança. (MATOS; RAGNINI; OLIVEIRA, 2015, p.135). Dentro de muitas vulnerabilidades que englobam as redes sem fio, este trabalho estudará o ataque de “desautenticação” de rede Wi-Fi com NodeMCU. Este ataque conhecido como Wi-Fi Deauth, é como uma negação de serviço (DoS).</text:span></text:p>
      <text:p text:style-name="P92"><text:span text:style-name="T46">O NodeMCU será utilizado neste TCC para a realização do ataque, a placa é um microcontrolador </text:span><text:span text:style-name="T50">open source</text:span><text:span text:style-name="T46"> baseado no ESP8266, possui comunicação Wi-Fi, e é possível programá-lo usando a IDE do Arduino. Este trabalho tem como propósito responder a seguinte pergunta de pesquisa “quais os efeitos da aplicação do Ataque Deauth (desautenticação) de rede wifi com NodeMCU </text:span><text:span text:style-name="T48">pode contribuir para a segurança das redes </text:span><text:span text:style-name="T51">wireless?”.</text:span></text:p>
      <text:p text:style-name="P7"/>
      <text:h text:style-name="P50" text:outline-level="2"><text:bookmark-start text:name="__RefHeading___Toc2749_2630853323"/><text:span text:style-name="T33">1.1</text:span>. OBJETIVOS<text:bookmark-end text:name="__RefHeading___Toc2749_2630853323"/></text:h>
      <text:p text:style-name="P91">A seguir ser<text:span text:style-name="T34">ão</text:span> abordado<text:span text:style-name="T34">s</text:span> os objetivos deste trabalho. Primeiramente será discutido o objetivo geral e em segundo lugar, os objetivos específicos, a forma detalhada de como se chegará no objetivo geral.</text:p>
      <text:p text:style-name="P4"/>
      <text:h text:style-name="P50" text:outline-level="2"><text:bookmark-start text:name="__RefHeading___Toc2751_2630853323"/><text:span text:style-name="T36">1</text:span><text:span text:style-name="T35">.</text:span><text:span text:style-name="T36">2.</text:span><text:span text:style-name="T35"> OBJETIVO GERAL</text:span><text:bookmark-end text:name="__RefHeading___Toc2751_2630853323"/></text:h>
      <text:p text:style-name="P5"><text:tab/><text:span text:style-name="T32">O presente trabalho visa conhecer como o ataque de “deauther” de rede Wi-Fi com NodeMCU pode contribuir para a segurança das redes </text:span><text:span text:style-name="T19">wireless</text:span><text:span text:style-name="T32">, tendo como beneficio o conhecimento das vulnerabilidades das redes sem fio e sua prevenção.</text:span></text:p>
      <text:h text:style-name="P50" text:outline-level="2"><text:bookmark-start text:name="__RefHeading___Toc2753_2630853323"/><text:soft-page-break/><text:span text:style-name="T36">1.3.</text:span><text:span text:style-name="T35"> OBJETIVO ESPECÍFICO</text:span><text:bookmark-end text:name="__RefHeading___Toc2753_2630853323"/></text:h>
      <text:p text:style-name="P91">Pretendendo atingir o objetivo geral são propostos alguns objetivos que são estes:</text:p>
      <text:list xml:id="list2595236297" text:style-name="L1">
        <text:list-item>
          <text:p text:style-name="P95">Discutir os conceitos básicos de Segurança da Informação;</text:p>
        </text:list-item>
        <text:list-item>
          <text:p text:style-name="P95">Descrever os principais conceitos de Redes Sem Fio como também sobre a sua segurança;</text:p>
        </text:list-item>
        <text:list-item>
          <text:p text:style-name="P95">Apresentar o módulo Wi-Fi ESP8266 NodeMCU;</text:p>
        </text:list-item>
        <text:list-item>
          <text:p text:style-name="P96">Preparar o ambiente com o NodeMCU e o Arduino IDE para a execução do <text:span text:style-name="T162">a</text:span>taque <text:span text:style-name="T163">deauther</text:span>;</text:p>
        </text:list-item>
        <text:list-item>
          <text:p text:style-name="P95">Analisar os efeitos técnicos do <text:span text:style-name="T162">a</text:span>taque <text:span text:style-name="T162">d</text:span>eauth na rede;</text:p>
        </text:list-item>
        <text:list-item>
          <text:p text:style-name="P97">Apresentar a vulnerabilidade da rede sem fio e como se prevenir</text:p>
        </text:list-item>
      </text:list>
      <text:p text:style-name="P16"/>
      <text:h text:style-name="P50" text:outline-level="2"><text:bookmark-start text:name="__RefHeading___Toc2755_2630853323"/><text:span text:style-name="T33">1.4</text:span>. JUSTIFICATIVA<text:bookmark-end text:name="__RefHeading___Toc2755_2630853323"/></text:h>
      <text:p text:style-name="P91"><text:span text:style-name="T48">O ataque que envia pacotes </text:span><text:span text:style-name="T47">finalizando a sessão autenticada do usuário é conhecido pelo nome técnico “deauther”, desconectando</text:span><text:span text:style-name="T48"> todos na rede, sem a necessidade de estar </text:span><text:span text:style-name="T47">conectado a ela</text:span><text:span text:style-name="T48">. O ataque de “deauth</text:span><text:span text:style-name="T49">er”</text:span><text:span text:style-name="T48"> pode ser usado como um início a uma invasão a uma rede </text:span><text:span text:style-name="T51">wireless</text:span><text:span text:style-name="T48">, </text:span><text:span text:style-name="T49">como, por exemplo, descobrir</text:span><text:span text:style-name="T48"> o nome de uma rede oculta. Além disso é possível utilizá-lo para capturar os dados de </text:span><text:span text:style-name="T51">handshake</text:span><text:span text:style-name="T48"> (um cliente é </text:span><text:span text:style-name="T49">desconectado</text:span><text:span text:style-name="T48"> de um AP, e quando ele é reconectado captura-se o </text:span><text:span text:style-name="T51">handshake</text:span><text:span text:style-name="T48"> para descobrir a senha).</text:span></text:p>
      <text:p text:style-name="P91"><text:span text:style-name="T52">Quando dois computadores querem estabelecer uma comunicação precisam entrar em </text:span><text:span text:style-name="T53">conformidade</text:span><text:span text:style-name="T52"> de como será feito o envio de pacotes, esse processo é conhecido como </text:span><text:span text:style-name="T29">handshake.</text:span><text:span text:style-name="T52"> Quando uma informação é transmitida mecanismos de verificação de integridade garantem que a informação seja recebida sem erros. Um exemplo de transmissão que utiliza esse mecanismo é o proto</text:span><text:span text:style-name="T53">co</text:span><text:span text:style-name="T52">lo TCP que garante a integridade dos pacotes. Para estabelecer uma conexão o cliente envia pacote com a flag SYN (</text:span><text:span text:style-name="T29">Synchronize</text:span><text:span text:style-name="T52"> - sincronizar) ativa; O servidor responde com SYN + ACK (</text:span><text:span text:style-name="T29">Acknowledgement</text:span><text:span text:style-name="T52"> - Reconhecimento); O cliente responde com um pacote ACK </text:span><text:span text:style-name="T54">(CANALTI, 2017)</text:span><text:span text:style-name="T52">.</text:span></text:p>
      <text:p text:style-name="P91"><text:span text:style-name="T52">Devido a essa vulnerabilidade do padrão 802.11 o usuário do github Stefan Kremser (SpacehuhnTech) resolveu criar um projeto com o ESP8266, cujo principal recurso é o ataque de “</text:span><text:span text:style-name="T60">deauther</text:span><text:span text:style-name="T52">”. A Wi-Fi Alliance solucionou o problema, no padrão 802.11w, mas foram poucas empresas que o implementaram em seus dispositivos e softwares. O cliente e o AP devem oferecer suporte ao padrão 802.11w com quadros de gerenciamento protegido (PMF). </text:span></text:p>
      <text:p text:style-name="P91"><text:soft-page-break/><text:span text:style-name="T52">Devido aos fatos supracitados a necessidade de conhecer os ataques a redes sem fio mostra-se relevante tanto para profissionais que trabalham na área da Tecnologia da Informação quanto para usuários domésticos a fim de ter uma rede mais segura, essa pesquisa se justifica através d</text:span><text:span text:style-name="T55">o uso educacional</text:span><text:span text:style-name="T52"> do ataque de</text:span><text:span text:style-name="T59"> “</text:span><text:span text:style-name="T60">deauther</text:span><text:span text:style-name="T59">”</text:span><text:span text:style-name="T52"> da rede Wi-Fi com </text:span><text:span text:style-name="T55">N</text:span><text:span text:style-name="T52">ode</text:span><text:span text:style-name="T55">MCU</text:span><text:span text:style-name="T52">, tendo em vista a contribuição para o estudo da segurança </text:span><text:span text:style-name="T55">Wi-Fi</text:span><text:span text:style-name="T52">, com objetivo de conhecer as vulnerabilidades que as redes sem fio est</text:span><text:span text:style-name="T55">ã</text:span><text:span text:style-name="T52">o comprometidas e prevenir esses ataques, tornando-as mais seguras.</text:span></text:p>
      <text:p text:style-name="P9"/>
      <text:h text:style-name="P51" text:outline-level="2"><text:bookmark-start text:name="__RefHeading___Toc2757_2630853323"/><text:span text:style-name="T33">1.5</text:span>. METODOLOGIA<text:bookmark-end text:name="__RefHeading___Toc2757_2630853323"/></text:h>
      <text:p text:style-name="P91">A metodologia de pesquisa deste estudo consistirá em uma pesquisa explicativa e pesquisa exploratória através da pesquisa de campo para análise de vulnerabilidades do padrão 802.11, a partir da análise do ataque “deauther” por meio de testes em ambientes controlados, além do levantamento bibliográfico.</text:p>
      <text:p text:style-name="P15"/>
      <text:h text:style-name="P50" text:outline-level="2"><text:bookmark-start text:name="__RefHeading___Toc2759_2630853323"/><text:span text:style-name="T33">1.</text:span>6. ESTADO DA ARTE<text:bookmark-end text:name="__RefHeading___Toc2759_2630853323"/></text:h>
      <text:p text:style-name="P38">No contexto da Tecnologia da Informação encontra-se diversos significados para Segurança da Informação. <text:span text:style-name="T65">Algumas definições englobam a proteção dos ativos das empresas e organizações, o comportamento esperado do sistema, e outras a prevenção de ataques.</text:span></text:p>
      <text:p text:style-name="P24">De acordo com Galvão <text:span text:style-name="T66">segurança da informação</text:span> é a proteção dos ativos das empresas, pois a informação é o bem mais valioso de qualquer empresa, sendo assim o sucesso de uma organização depende da garantia da integridade e da segurança das suas informações <text:span text:style-name="T67">(Galvão, 2015, p.3</text:span>). </text:p>
      <text:p text:style-name="P24">Nas palavras de Moraes (201<text:span text:style-name="T68">0</text:span>, p.5) um sistema é seguro quando <text:span text:style-name="T69">este se comporta da forma esperada. Moraes continua a definição de segurança da informação com o conceito de John Howard, definindo como: “segurança de computadores é prevenir ataques com objetivos definidos através de acessos não autorizados ou usos não autorizados de computadores e redes.” </text:span></text:p>
      <text:p text:style-name="P24"><text:span text:style-name="T69">De acordo com Hanzbergen, Smulders e Baars (2018, p.24) caracteriza como a preservação da confidencialidade, </text:span><text:span text:style-name="T56">integridade e disponibilidade da informação.</text:span><text:span text:style-name="T69"> Traduzindo essa definição a segurança da informação, é a proteção da informação de uma ampla gama de ameaças, a fim de minimizar o risco e garantir a continuidade do negócio, assim aumentando o retorno sobre os investimentos. </text:span></text:p>
      <text:p text:style-name="P25"><text:soft-page-break/>As características básicas da Segurança da Informação é geralmente representada por uma tríade, porém alguns autores adicionam mais conceitos <text:span text:style-name="T70">aos pilares</text:span>.</text:p>
      <text:p text:style-name="P33"><text:span text:style-name="T184">De </text:span><text:span text:style-name="T131">acordo</text:span><text:span text:style-name="T184"> com Lopes, Guarda e Oliveira (2019, p.334) </text:span><text:span text:style-name="T185">a</text:span><text:span text:style-name="T61">s características básicas da Segurança da Informação é representada pela Tríade CIA (Confidentiality, Integrity and Availiability) <text:s/>- Confidencialidade, Integridade e Disponibilidade, elementos </text:span><text:span text:style-name="T62">que </text:span><text:span text:style-name="T61">orientam a análise, o planejamento e a implementação da segurança dos dados que se pretende proteger. </text:span><text:span text:style-name="T62">A confidencialidade é o acesso </text:span><text:span text:style-name="T63">à</text:span><text:span text:style-name="T62"> informação somente a entidades legítimas, </text:span><text:span text:style-name="T64">sendo que</text:span><text:span text:style-name="T62">, somente à</text:span><text:span text:style-name="T63">s</text:span><text:span text:style-name="T62"> </text:span><text:span text:style-name="T63">entidades</text:span><text:span text:style-name="T62"> com a autorização do proprietário, </text:span><text:span text:style-name="T63">teriam esta liberação</text:span><text:span text:style-name="T62">. <text:tab/>A integridade é manter as características originais estabelecido pelo proprietário, garantindo que a informação não foi alterada sem a autorização do dono. Na disponibilidade a informação deve estar disponível sempre que o usuário legítimo a necessite.</text:span></text:p>
      <text:p text:style-name="P35"><text:span text:style-name="T73">Conforme Stallings (2015, p.7) é necessário adicionar mais dois conceitos fundamentais para representar um quadro mais completo, que são a Autenticidade e a Responsabilização.</text:span><text:span text:style-name="T72"> </text:span><text:span text:style-name="T74">A autenticidade é a confiança de uma transmissão, em uma mensagem ou na origem. Em outras palavras verificar que os usuários são quem dizem ser. A responsabilização é a forma de prover i</text:span><text:span text:style-name="Strong_20_Emphasis"><text:span text:style-name="T75">rretratabilidade</text:span></text:span><text:span text:style-name="T72"><text:note text:id="ftn1" text:note-class="footnote"><text:note-citation>1</text:note-citation><text:note-body><text:p text:style-name="P39">Isolamento de falhas, detecção de intrusão podem ser para ações legais. Como não existe um sistema totalmente seguro deve ser associado uma violação de segurança a uma parte responsável. Os sistemas precisam manter seus registros do sistema, de modo a rastrear as violações de segurança.</text:p></text:note-body></text:note></text:span><text:span text:style-name="Strong_20_Emphasis"><text:span text:style-name="T75">,</text:span></text:span><text:span text:style-name="Strong_20_Emphasis"><text:span text:style-name="T76"> </text:span></text:span></text:p>
      <text:p text:style-name="P25">Circuito <text:span text:style-name="T131">a</text:span>lterado é um termo adotado por Fernandez (2012, p.3) para traduzir dois termos do inglês: <text:span text:style-name="T18">Circuit Bending</text:span>, criado por Qubais Reed Ghazala e <text:span text:style-name="T18">Hardware Hacking</text:span> criado por Nicolas Collins. Consiste em abrir circuitos <text:span text:style-name="T132">eletrônicos</text:span> e alterar a forma como a eletricidade trafega por dentro dos componentes, <text:span text:style-name="T132">através</text:span> de novos caminhos. Refere-se também, a criação de circuitos <text:span text:style-name="T132">eletrônicos</text:span> simples de baixo custo e simples confecção utilizando componentes comuns.</text:p>
      <text:p text:style-name="P26">Este trabalho tem como objetivo realizar o ataque “<text:span text:style-name="T47">deauther</text:span>” usando o NodeMCU. Um usuário do Github <text:span text:style-name="T133">conhecido como spacehuhn</text:span> desenvolveu um software que permite executar facilmente uma variedade de ações para testar nas redes sem fio 802.11 usando um SoC Wi-Fi (<text:span text:style-name="T18">System On A Chip</text:span>) de baixo custo. O seu principal recurso é o ataque de “<text:span text:style-name="T47">deauther</text:span>”, que é usado para desconectar dispositivos da rede Wi-Fi. De acordo com o usuário o ataque usa quadro<text:span text:style-name="T134">s</text:span> válidos descritos no padrão 802.11 e não é um bloqueador de frequências.</text:p>
      <text:p text:style-name="P34">O NodeMCU é uma placa de desenvolvimento <text:span text:style-name="T18">open source</text:span>, construído sobre o esp8266, microcontrolador da fabricante chinesa Espressif. </text:p>
      <text:p text:style-name="P27"><text:soft-page-break/>Para compreender as redes Wi-Fi é necessário discutir alguns conceitos relacionados as redes <text:span text:style-name="T18">Wireles</text:span><text:span text:style-name="T20">s</text:span><text:span text:style-name="T18">, </text:span><text:span text:style-name="T135">como o padrão IEEE 802.11, e suas características.</text:span></text:p>
      <text:p text:style-name="P25">O IEEE (Instituto de Engenheiros Eletricistas e Eletrônicos) formou um grupo de trabalho com objetivo de definir o uso de redes sem fio, com uma série de especificações que definem como deve ser a comunicação entre um cliente e um computador, ou entre dois clientes. Um desses grupos de trabalho foi o IEEE 802.11, também conhecido como Wi-Fi, que provê, no máximo, 2 Mbps, trabalhando na frequência de 2,4 GHz. (Rufino,<text:span text:style-name="T147">np</text:span>)</text:p>
      <text:p text:style-name="P25">Segundo Rufino<text:span text:style-name="T148">(2011, p.19)</text:span> alguns conceitos fundamentais nas redes Wi-Fi são a frequência, canal, e as frequências não licenciadas (públicas). A frequência de rádio é o sinal que será propagado no espaço por alguns centímetros ou por vários quilômetros. A distância percorrida está diretamente ligada a frequência do sinal. O canal é o espectro da radiofrequência é dividida em faixas, que são intervalos reservados para determinado tipo de serviço, uma faixa é dividida em frequências menores que são chamados de canais. E as frequências públicas são segmentos de radiofrequência que podem ser usadas sem a necessidade de se obter licença da agência reguladora. Esses segmentos foram reservados a uso industrial, científico e médico. No caso do Brasil a faixa disponível é 2,4 a 5GHz.</text:p>
      <text:p text:style-name="P28">A fim de estudar a segurança nas redes Wi-Fi é importante conhecer alguns protocolos de segurança Wi-Fi, que são o WEP <text:span text:style-name="T149">e</text:span> <text:span text:style-name="T150">o </text:span>WPA.</text:p>
      <text:p text:style-name="P29">Em conformidade com Rufino o WEP (<text:span text:style-name="T21">Wired Equivalent Privacy</text:span>)<text:span text:style-name="T151"> é um protocolo que utiliza algoritmo simétrico, portanto existe uma chave secreta que deve ser compartilhada entre a estação de trabalho e o concentrador, para cifrar as mensagens trafegadas. Porém o WEP </text:span><text:span text:style-name="T57">é suscetível a ataques de dicionário e força bruta.</text:span></text:p>
      <text:p text:style-name="P30">De acordo com Amaral e Maestrelli (p.9) o protocolo WEP dispõe somente de três serviços que são a autenticação, privacidade e integridade. </text:p>
      <text:p text:style-name="P31">Devido as inúmeras vulnerabilidades apresentado pelo WEP o padrão IEEE 802.11 iniciou pesquisas para o desenvolvimento de um novo padrão denominado de IEEE 802.11i. Esse protocolo conhecido como WPA <text:span text:style-name="T152">(Wi-Fi Protected Access)</text:span> é baseado no RC4<text:note text:id="ftn2" text:note-class="footnote"><text:note-citation>2</text:note-citation><text:note-body><text:p text:style-name="P40">O RC4 é uma cifra de fluxo desenvolvida em 1987 por Ron Rivest para a RSA Security de tamanho de chave variável com operações orientadas a byte. O algoritmo é baseada no uso de uma permutação <text:span text:style-name="T153">aleatória.</text:span> Além do uso nos protocolos de segurança <text:span text:style-name="T18">wireless</text:span> é utilizado nos padrões SSL/TLS definidos para a comunicação entre navegadores e servidores web.</text:p></text:note-body></text:note> e introduz diversos mecanismos de segurança. O IV de 24bits se estende para 48bits. Passando de 16 milhões de IV diferentes para mais de 280 trilhões (Linhares, Gonçalves, p.8).</text:p>
      <text:p text:style-name="P32"><text:soft-page-break/>Durante a pesquisa sobre segurança Wi-Fi foram encontrados diversos tipos de <text:span text:style-name="T154">ameaças e </text:span>ataques que as redes sem fio estão comprometidas. </text:p>
      <text:p text:style-name="P33">Os possíveis ataques a uma rede <text:span text:style-name="T18">wireless</text:span> são divididos em ataques <text:span text:style-name="T155">passivos</text:span> e ativos. Os ataques passivos consistem em obter acesso não autorizado a rede, porém não altera o conteúdo dos dados. Dois de ataques desse tipo são o de escuta no qual o atacante simplesmente monitora a t<text:span text:style-name="T156">ra</text:span>nsmissão para obter o conteúdo. E o de análise do tráfego, o atacante monitora a transmissão para entender os padrões de comunicação. No ataque ativo o atacante <text:span text:style-name="T157">obtém</text:span> acesso a rede e modifica o conteúdo da mensagem transmitida. O ataque ativo nas redes sem fio necessita da utilização de recursos como: disfarce, repetição, modificação da <text:span text:style-name="T157">mensagem</text:span> ou negação de serviço (Amaral, Maestrelli, p.15-16).</text:p>
      <text:p text:style-name="P37"><text:span text:style-name="T158">Em concordância com Stallings (2018, p.440-441) as ameaças às redes </text:span><text:span text:style-name="T22">wireless</text:span><text:span text:style-name="T158"> são a associação acidental no qual as </text:span><text:span text:style-name="T22">LANs</text:span><text:span text:style-name="T158"> ou os pontos de acesso nas proximidades podem criar sobreposição de alcance de transmissão. Um usuário que deveria se conectar a uma LAN, pode, inadvertidamente, se ligar a uma LAN vizinha. Essa ameaça embora seja acidental expõe recursos de uma LAN a um usuário acidental. A associação maliciosa é quando um dispositivo é configurado para parecer um ponto de acesso legítimo, dessa forma permitindo o roubo de senhas de usuários legítimos. Depois com a senha o atacante penetra em uma rede com fio através de um ponto de acesso legítimo. Roubo de identidade também conhecido com falsificação de </text:span><text:span text:style-name="T22">MAC</text:span><text:span text:style-name="T158"> ocorre quando o invasor consegue estreitar o tráfego da rede e identificar o endereço </text:span><text:span text:style-name="T22">MAC</text:span><text:span text:style-name="T158"> de um computador que possui privilégios no ponto de acesso. O ataques de </text:span><text:span text:style-name="T22">man-in-the-middle</text:span><text:span text:style-name="T158">, que significa “homem no meio”, esse ataque envolve em persuadir um usuário e um ponto de acesso fazendo com que acreditem que estão falando um com o outro, entretanto, a comunicação está passando por um dispositivo intermediário. O ataque de negação de serviço (</text:span><text:span text:style-name="T22">DoS</text:span><text:span text:style-name="T158">) nas redes sem fio consiste em bombardear continuamente um ponto de acesso ou outra porta acessível com diversas mensagens de protocolo para consumir recursos do sistema. O ambiente </text:span><text:span text:style-name="T22">wireless</text:span><text:span text:style-name="T158"> permite esse tipo de ataque, pois é muito fácil para o invasor direcionar várias mensagens </text:span><text:span text:style-name="T22">wireless</text:span><text:span text:style-name="T158"> para o alvo. O ataque de injeção na rede visa os pontos de acesso que estão expostos ao tráfego de rede não filtrado, como mensagem de protocolo de roteamento ou de gerenciamento, exemplo desse ataque é quando são usados comandos de reconfiguração falso para afetar o desempenho da rede. Além dessas ameaças há também redes ocasionais e não tradicionais que compromete a segurança das redes Wi-Fi.</text:span><text:span text:style-name="T158"><office:annotation><dc:creator>Ubiratan Nascimento</dc:creator><dc:date>2020-09-17T23:04:16.526155082</dc:date><loext:sender-initials>UZN</loext:sender-initials><text:p text:style-name="P112"><text:span text:style-name="T186">Verifique a possibilidade de quebrar este paragrafo separando ideias ou somente reduzindo mesmo, trazendo a ideia principal</text:span></text:p></office:annotation></text:span></text:p>
      <text:p text:style-name="P37"/>
      <text:h text:style-name="P47" text:outline-level="1"><text:bookmark-start text:name="__RefHeading___Toc2869_2630853323"/><text:soft-page-break/>2. CONCEITOS SOBRE O TEMA<text:bookmark-end text:name="__RefHeading___Toc2869_2630853323"/></text:h>
      <text:p text:style-name="P72"><text:span text:style-name="T178">Neste capítulo será apresentado os conceitos sobre o tema. Primeiramente apresentará o conceito de segurança da informação, assim como os conceitos principais ligados ao assunto. Em seguida explicará sobre o Hardware Hacking e a placa NodeMCU.</text:span></text:p>
      <text:p text:style-name="P72"/>
      <text:h text:style-name="P50" text:outline-level="2"><text:bookmark-start text:name="__RefHeading___Toc2871_2630853323"/>2.1 SEGURANÇA DA INFORMAÇÃO<text:bookmark-end text:name="__RefHeading___Toc2871_2630853323"/></text:h>
      <text:p text:style-name="P73">Antes de mais nada é significativo compreender a definição de segurança. Segundo o dicionário Aurélio, segurança é estado, qualidade ou condição de seguro, outra definição <text:span text:style-name="T169">para</text:span> encontrada <text:span text:style-name="T169">para o termo </text:span>é a condição daquele ou daquilo em que se pode confiar.</text:p>
      <text:p text:style-name="P74">Outro termo que precisa ser definid<text:span text:style-name="T170">o</text:span> é a informação. <text:span text:style-name="T171">De acordo com Galvão (2015, p.3-4) a</text:span> informação possui dois significados que se diferem entre si. No dia a dia quando pedimos o número do telefone, um endereço ou o preço de uma roupa, solicitamos informações, essa é a definição no contexto geral, e independe de um resultado de raciocino lógico ou não. Já no âmbito computacional dado e informação são distintos. Dados são elementos que ainda não foram processados, em outras palavras é a informação na sua forma bruta. Já as informações são o resultado do processamento dos dados pelo computador.</text:p>
      <text:p text:style-name="P74">O ativo, o bem mais valioso de uma empresa, é a informação, pois possui um papel fundamental para os negócios. Com a necessidade de proteger a informação surgiu a segurança da informação, que consiste em protegê-la de ameaças, dessa forma minimizando o risco e garantindo a continuidade do negócio, assim aumentando o retorno sobre os investimentos. <text:span text:style-name="T67">(Galvão, 2015, p.3)</text:span> </text:p>
      <text:p text:style-name="P73">No contexto da segurança da informação, conforme Moraes (2012, p.5) um sistema é seguro quando ele se comporta da forma como se espera que ele o faça. Moraes continua a definição de segurança da informação com o conceito de John Howard, definindo como: “segurança de computadores é prevenir ataques com objetivos definidos através de acessos não autorizados ou usos não autorizados de computadores e redes.”</text:p>
      <text:p text:style-name="P76">Diante disso a segurança da informação é a preservação dos dados dos sistemas de computadores/informações, empresas e organizações. </text:p>
      <text:h text:style-name="P52" text:outline-level="2"><text:span text:style-name="T38"/></text:h>
      <text:h text:style-name="P53" text:outline-level="2"><text:bookmark-start text:name="__RefHeading___Toc2873_2630853323"/><text:span text:style-name="T38">2</text:span><text:span text:style-name="T37">.</text:span><text:span text:style-name="T39">3</text:span><text:span text:style-name="T37"> </text:span><text:span text:style-name="T38">PILARES DA SEGURANÇA DA INFORMAÇÃO</text:span><text:bookmark-end text:name="__RefHeading___Toc2873_2630853323"/></text:h>
      <text:p text:style-name="P77">As características básicas da segurança da informação normalmente representada pela tríade CIA (acronimo do inglês para <text:span text:style-name="T18">Confidentiality, Integrity and Availability</text:span>) - Confidencialidade, Integridade e Disponibilidade. Além da tríade CIA é necessário adicionar mais dois conceitos fundamentais para apresentar um quadro mais completo, que são a Autenticidade e a Responsabilização <text:span text:style-name="T165">(Stallings, 2015, p.7)</text:span></text:p>
      <text:p text:style-name="P76">Stallings defin<text:span text:style-name="T172">e</text:span> os termos da tríade CIA e a Autenticidade e a Responsabilização como:</text:p>
      <text:p text:style-name="P76"/>
      <text:list xml:id="list1770966059" text:style-name="L2">
        <text:list-item>
          <text:p text:style-name="P78"><text:span text:style-name="T35">Confidencialidade:</text:span> Restringir acesso e divulgação de informação <text:span text:style-name="T166">para usuários não autorizados. Um outro nome para confidencialidade é a privacidade. Criptografia de dados, senhas e autenticação de dois fatores são exemplos de métodos que garantem a confidencialidade.</text:span></text:p>
        </text:list-item>
        <text:list-item>
          <text:p text:style-name="P79"><text:span text:style-name="T35">Integridade:</text:span> <text:span text:style-name="T167">Evitar a destruição ou modificação não autorizado da informação, em outras palavras é garantir que a mensagem permaneceu íntegra. Um exemplo para averiguar a integridade de um dado é a técnica de </text:span><text:span text:style-name="T23">hashing.</text:span></text:p>
        </text:list-item>
        <text:list-item>
          <text:p text:style-name="P80"><text:span text:style-name="T35">Disponibilidade:</text:span> <text:span text:style-name="T168">Evitar que ocorra a perda de acesso ou do uso da informação, ou seja, para que sempre esteja disponível. Catástrofes naturais e ações provocadas pelo homem podem contribuir para afetar a disponibilidade. Atualizações de Sistemas Operacionais e Software, realização de backup são métodos que asseguram a disponibilidade. </text:span></text:p>
        </text:list-item>
        <text:list-item>
          <text:p text:style-name="P81"><text:span text:style-name="T35">Autenticidade:</text:span> Propriedade de ser genuíno, capaz de ser verificado e confiável. Confiança de uma transmissão, em uma mensagem ou na origem. Em outras palavras verificar que os usuários são quem dizem ser. Isso significa que não houve nenhuma alteração após o envio ou validação.</text:p>
        </text:list-item>
        <text:list-item>
          <text:p text:style-name="P98"><text:span text:style-name="T128">Responsabilização: </text:span><text:span text:style-name="T101">A forma de prover i</text:span><text:span text:style-name="Strong_20_Emphasis"><text:span text:style-name="T95">rretratabilidade, </text:span></text:span><text:span text:style-name="Strong_20_Emphasis"><text:span text:style-name="T102">dissuasão, isolamento de falhas, detecção de intrusão podem ser necessário para ações legais. Como não existe um sistema totalmente seguro deve ser associado uma violação de segurança a uma parte responsável. Os sistemas precisam manter seus registros, como por exemplo os registros de </text:span></text:span><text:span text:style-name="Strong_20_Emphasis"><text:span text:style-name="T119">logs</text:span></text:span><text:span text:style-name="Strong_20_Emphasis"><text:span text:style-name="T102"> do sistema, de modo a rastrear as violações de segurança.</text:span></text:span></text:p>
        </text:list-item>
      </text:list>
      <text:p text:style-name="P20"><text:span text:style-name="Strong_20_Emphasis"><text:span text:style-name="T79"/></text:span></text:p>
      <text:h text:style-name="Heading_20_3" text:outline-level="3"><text:bookmark-start text:name="__RefHeading___Toc2875_2630853323"/><text:soft-page-break/><text:span text:style-name="Strong_20_Emphasis"><text:span text:style-name="T79">2.3.1. </text:span></text:span><text:span text:style-name="Strong_20_Emphasis"><text:span text:style-name="T80">Ataques Cibernéticos</text:span></text:span><text:bookmark-end text:name="__RefHeading___Toc2875_2630853323"/></text:h>
      <text:p text:style-name="P93"><text:span text:style-name="T127">Quando um atacante consegue derrubar ou comprometer a segurança total ou parcialmente de redes de dados ou de sistemas, danificar dispositivos e equipamentos ou destruir bancos de dados e informação relevantes, é denominado de ataque cibernético, podendo fazer o uso ou não de técnicas de invasão (Gomes, Cordeiro, Pinheiro, p.13, 2016).</text:span></text:p>
      <text:p text:style-name="P21"><text:span text:style-name="Strong_20_Emphasis"><text:span text:style-name="T121">Os ataques mais comuns são de DoS e o D</text:span></text:span><text:span text:style-name="Strong_20_Emphasis"><text:span text:style-name="T123">D</text:span></text:span><text:span text:style-name="Strong_20_Emphasis"><text:span text:style-name="T121">oS, de Malware (Vírus, Worm e Cavalo de Troia) e </text:span></text:span><text:span text:style-name="Strong_20_Emphasis"><text:span text:style-name="T123">de</text:span></text:span><text:span text:style-name="Strong_20_Emphasis"><text:span text:style-name="T121"> Engenharia Social:</text:span></text:span></text:p>
      <text:p text:style-name="P21"><text:span text:style-name="Strong_20_Emphasis"><text:span text:style-name="T84"/></text:span></text:p>
      <text:list xml:id="list2276175600" text:style-name="L3">
        <text:list-header>
          <text:p text:style-name="P82"><text:span text:style-name="T146">DoS e DDoS</text:span><text:span text:style-name="T35">:</text:span> O ataque de <text:span text:style-name="T18">Denial of Service</text:span> (DoS), ou ataque de Negação de Serviço é uma ameaça a um dos pilares da segurança, a disponibilidade. Pois consiste na obtenção de perda de desempenho proposital de serviços ou sistemas, fazendo com que se torne inutilizável, desse modo impossibilitando seu uso pelas pessoas que possuem permissão para acessá-los. O DDoS é uma variante do ataque anterior (<text:span text:style-name="T18">Distributed Denial of Service</text:span>), ou seja, é um DoS distribuído. Diversos <text:span text:style-name="T18">hosts</text:span> são configurados para efetuarem ataques simultâneos contra um alvo (Carvalho, p.5, 2005).</text:p>
        </text:list-header>
        <text:list-item>
          <text:p text:style-name="P83"><text:span text:style-name="T35">Malware:</text:span> Alguns exemplos de malware são vírus, worm e cavalo de Troia. </text:p>
        </text:list-item>
      </text:list>
      <text:list xml:id="list583574018" text:style-name="L4">
        <text:list-item>
          <text:p text:style-name="P84"><text:span text:style-name="T35">Vírus:</text:span> um programa capaz de infectar, fazer cópias de si mesmo, outros programas e arquivos. (Carvalho, 2005).</text:p>
        </text:list-item>
        <text:list-item>
          <text:p text:style-name="P84"><text:span text:style-name="T35">Worm:</text:span> De acordo com Carvalho (2005) o worm é capaz de se propagar automaticamente pela rede. <text:s/>O worm é semelhante ao vírus, mas diferentemente do vírus, não precisa ser explicitamente executado para funcionar.</text:p>
        </text:list-item>
        <text:list-item>
          <text:p text:style-name="P84"><text:span text:style-name="T35">Cavalo de Troia: </text:span>também conhecido como <text:span text:style-name="T18">Trojan</text:span>, seu nome é uma alusão histórica do cavalo de madeira dado de presente pelos gregos aos troianos, no qual havia escondidos soldados inimigos. O <text:span text:style-name="T18">malware</text:span> <text:span text:style-name="T18">Trojan</text:span> possui muitas semelhanças com o vírus: perda de arquivo, falha na memória, erros nos periféricos, etc. Porém o Cavalo de Troia é considerado inteligente, pois ele é controlado à distância. A pessoa que o instalou pode “enxergar” o computador infectado. Podendo ser realizados tarefas simples como mexer o mouse até mesmo ataques mais prejudiciais como a utilização do IP como ponte para outros ataques (Assunção, p. 41). </text:p>
        </text:list-item>
      </text:list>
      <text:list xml:id="list322347550" text:style-name="L5">
        <text:list-item>
          <text:p text:style-name="P104"><text:span text:style-name="Strong_20_Emphasis"><text:span text:style-name="T126">Engenharia Social:</text:span></text:span><text:span text:style-name="Strong_20_Emphasis"><text:span text:style-name="T121"> </text:span></text:span><text:span text:style-name="Strong_20_Emphasis"><text:span text:style-name="T124">Segundo Ian Mann (p.20, 2011) a Engenharia Social é “manipular pessoas, enganando-as, para que forneçam informações ou executem uma ação”. Infelizmente humanos não é tão fácil de proteger como um servidor, </text:span></text:span><text:soft-page-break/><text:span text:style-name="Strong_20_Emphasis"><text:span text:style-name="T124">pois o ser humano é mais complexo, fazendo com que o fator humano seja considerado o elo mais fraco da segurança (p.22, 2011). Alguns exemplos de Engenharia Social é o ataque conhecido como </text:span></text:span><text:span text:style-name="Strong_20_Emphasis"><text:span text:style-name="T116">phishing</text:span></text:span><text:span text:style-name="Strong_20_Emphasis"><text:span text:style-name="T125">, que consiste em enganar o usuário e solicitar que ele insira dados em um site falso. Outro ataque de Engenharia Social é a obtenção de acesso físico à uma organização por meio da manipulação do guarda de segurança e recepcionistas. </text:span></text:span><text:span text:style-name="Strong_20_Emphasis"><text:span text:style-name="T124"><text:s/></text:span></text:span></text:p>
        </text:list-item>
      </text:list>
      <text:p text:style-name="P22"><text:span text:style-name="Strong_20_Emphasis"><text:span text:style-name="T85"/></text:span></text:p>
      <text:h text:style-name="P55" text:outline-level="3"><text:bookmark-start text:name="__RefHeading___Toc3261_2630853323"/><text:span text:style-name="T176">2.3.2. </text:span>Ata<text:span text:style-name="T173">cantes</text:span> Externos<text:bookmark-end text:name="__RefHeading___Toc3261_2630853323"/></text:h>
      <text:p text:style-name="P85">Conforme Cansian (p.5) é comum acreditar que os ataques mais sérios, isto é, os mais prejudiciais são provenientes da internet. Essa crença de forma errônea é compartilhada pela mídia. Entretanto esses ataques são <text:span text:style-name="T174">oriundos dentro das próprias organizações. Os atacantes internos são mais complexos do que os externos. Muitas vezes as motivações para tais atos são a cobiça, a riqueza, a obtenção ilegal de dinheiro, também podem estar relacionada à vingança ou a revanche pessoal.</text:span></text:p>
      <text:p text:style-name="P85"/>
      <text:h text:style-name="P55" text:outline-level="3"><text:bookmark-start text:name="__RefHeading___Toc3263_2630853323"/><text:span text:style-name="T176">2.3.3. </text:span>Ata<text:span text:style-name="T173">cantes</text:span> Internos<text:bookmark-end text:name="__RefHeading___Toc3263_2630853323"/></text:h>
      <text:p text:style-name="P75"><text:span text:style-name="T175">Ainda de acordo com Cansian (p.5-6) o objetivo do atacante externo é ganhar acesso privilegiado, da maneira mais fácil possível. Dessa forma esses atacantes, denominados genericamente de </text:span><text:span text:style-name="T24">script kiddie, </text:span><text:span text:style-name="T136">não possuem um alvo específico, utilizam-se de ferramentas e </text:span><text:span text:style-name="T25">exploits,</text:span><text:span text:style-name="T136"> varrendo toda a Internet. Alguns usuários avançados criam suas próprias ferramentas e deixam </text:span><text:span text:style-name="T25">backdoors</text:span><text:span text:style-name="T136"> sofisticados. Independentemente das habilidades, esses atacantes compartilham de uma estratégia comum: buscam aleatoriamente por uma vulnerabilidade específica para então explorá-la. Esses atacantes são motivados principalmente, por curiosidade, ganho de acesso restrito, comportamentos ligados </text:span><text:span text:style-name="T144">a vandalismo</text:span><text:span text:style-name="T136">. Comportamentos ligados à revanche e vingança pessoal também é comum. </text:span></text:p>
      <text:p text:style-name="P86"/>
      <text:h text:style-name="P55" text:outline-level="3"><text:bookmark-start text:name="__RefHeading___Toc3265_2630853323"/><text:span text:style-name="T143">2</text:span><text:span text:style-name="T136">.</text:span><text:span text:style-name="T135">3.3 Os tipos de atacantes</text:span><text:bookmark-end text:name="__RefHeading___Toc3265_2630853323"/></text:h>
      <text:p text:style-name="P88">Além dos <text:span text:style-name="T18">script kiddies </text:span><text:span text:style-name="T135">existem outros atacantes: os </text:span><text:span text:style-name="T18">hackers</text:span><text:span text:style-name="T135"> e os </text:span><text:span text:style-name="T18">crackers</text:span><text:span text:style-name="T135">, são dois termos diferentes e que a maioria das pessoas os confundem. </text:span><text:span text:style-name="T137">Podemos classificá-los por meio de “chapéus”: </text:span><text:span text:style-name="T26">White Hat, Black Hat </text:span><text:span text:style-name="T137">e </text:span><text:span text:style-name="T26">Gray Hat.</text:span></text:p>
      <text:p text:style-name="P88"><text:span text:style-name="T137">De acordo com Galvão (p.20) a palavra </text:span><text:span text:style-name="T26">hacker </text:span><text:span text:style-name="T137">vem do termo criado em 1950 que fazia referência a qualquer modificação inteligente que era feita em um eletrônico. Já </text:span><text:span text:style-name="T138">a </text:span><text:soft-page-break/><text:span text:style-name="T138">palavra</text:span><text:span text:style-name="T27"> cracker </text:span><text:span text:style-name="T138">vem do termo em inglês </text:span><text:span text:style-name="T27">crack </text:span><text:span text:style-name="T138">que significa quebrar.</text:span><text:span text:style-name="T137"> </text:span><text:span text:style-name="T138">Os </text:span><text:span text:style-name="T27">hackers </text:span><text:span text:style-name="T138">não causam delitos nem crimes digitais, portanto não </text:span><text:span text:style-name="T145">invadirão</text:span><text:span text:style-name="T138"> ne</text:span><text:span text:style-name="T145">nh</text:span><text:span text:style-name="T138">um computador para causar algum dano, usam seus conhecimentos e habilidades de forma legal. Em contrapartida os </text:span><text:span text:style-name="T27">crackers </text:span><text:span text:style-name="T138">são responsáveis pela quebra de segurança de um sistema, ou seja, eles cometem crimes digitais e delitos, dessa forma são vistos como criminosos. </text:span></text:p>
      <text:p text:style-name="P88"><text:span text:style-name="T138">Pode ser usado outra definição para classificá-los, </text:span><text:span text:style-name="T139">relacionado ao lado moral que cada um se encaix</text:span><text:span text:style-name="T140">a</text:span><text:span text:style-name="T139">. </text:span></text:p>
      <text:p text:style-name="P88"><text:span text:style-name="T139">Segundo </text:span><text:span text:style-name="T141">Vangller</text:span><text:span text:style-name="T139"> (p.31-32, </text:span><text:span text:style-name="T141">2017</text:span><text:span text:style-name="T139">):</text:span></text:p>
      <text:p text:style-name="P87"/>
      <text:list xml:id="list2494272802" text:style-name="L6">
        <text:list-item>
          <text:p text:style-name="P89"><text:span text:style-name="T31">White Hat:</text:span><text:span text:style-name="T139"> São conhecidos também como “</text:span><text:span text:style-name="T28">hackers éticos</text:span><text:span text:style-name="T139">”, são profissionais de segurança da informação, contratados por empresas para trabalharem como especialistas em segurança, analisando brechas de segurança usando técnicas de invasão.</text:span></text:p>
        </text:list-item>
        <text:list-item>
          <text:p text:style-name="P89"><text:span text:style-name="T31">Black Hat:</text:span><text:span text:style-name="T139"> Tem o mesmo conhecimento que o </text:span><text:span text:style-name="T28">White Hat, </text:span><text:span text:style-name="T139">entretanto ignoram os protocolos de segurança. Sua principal motivação é, geralmente ganhos financeiros, mas podem estar </text:span><text:span text:style-name="T142">relacionados</text:span><text:span text:style-name="T139"> </text:span><text:span text:style-name="T142">a</text:span><text:span text:style-name="T139"> espionagem industrial, </text:span><text:span text:style-name="T28">hacktivismo</text:span><text:span text:style-name="T139"> ou envolvidos em cibercrimes. </text:span></text:p>
        </text:list-item>
        <text:list-item>
          <text:p text:style-name="P90"><text:span text:style-name="T31">G</text:span><text:span text:style-name="T30">ray Hat:</text:span><text:span text:style-name="T135"> São uma mistura de </text:span><text:span text:style-name="T18">Black Hat </text:span><text:span text:style-name="T135">e de</text:span><text:span text:style-name="T18"> White Hat. </text:span><text:span text:style-name="T135"><text:s/>Os </text:span><text:span text:style-name="T18">Gray Hat </text:span><text:span text:style-name="T135">procuram vulnerabilidades sem a permissão ou conhecimento do proprietário. Quando uma vulnerabilidade é encontrada denunciam ao proprietário, solicitando uma taxa pela descoberta. Se o proprietário não responde ou cumpre a solicitação, muitas vezes eles publicam a descoberta na Internet. Geralmente, esses </text:span><text:span text:style-name="T18">hackers </text:span><text:span text:style-name="T135">não exploram as vulnerabilidades encontradas, porém essas ações ainda é considerada ilegal. </text:span></text:p>
        </text:list-item>
      </text:list>
      <text:p text:style-name="P94"><text:span text:style-name="Strong_20_Emphasis"><text:span text:style-name="T76"/></text:span></text:p>
      <text:h text:style-name="Heading_20_2" text:outline-level="2"><text:bookmark-start text:name="__RefHeading___Toc3267_2630853323"/><text:span text:style-name="Strong_20_Emphasis"><text:span text:style-name="T81">2.</text:span></text:span><text:span text:style-name="Strong_20_Emphasis"><text:span text:style-name="T82">4</text:span></text:span><text:span text:style-name="Strong_20_Emphasis"><text:span text:style-name="T81"> </text:span></text:span><text:span text:style-name="Strong_20_Emphasis"><text:span text:style-name="T83">HARDWARE HACKING</text:span></text:span><text:bookmark-end text:name="__RefHeading___Toc3267_2630853323"/></text:h>
      <text:p text:style-name="P17"><text:span text:style-name="Strong_20_Emphasis"><text:span text:style-name="T90"><text:tab/></text:span></text:span><text:span text:style-name="Strong_20_Emphasis"><text:span text:style-name="T103">O </text:span></text:span><text:span text:style-name="Strong_20_Emphasis"><text:span text:style-name="T120">Hardware Hacking</text:span></text:span><text:span text:style-name="Strong_20_Emphasis"><text:span text:style-name="T103"> é um termo que se refere à criação de c</text:span></text:span><text:span text:style-name="Strong_20_Emphasis"><text:span text:style-name="T104">ircuitos</text:span></text:span><text:span text:style-name="Strong_20_Emphasis"><text:span text:style-name="T103"> eletrônicos </text:span></text:span><text:span text:style-name="Strong_20_Emphasis"><text:span text:style-name="T104">simples e</text:span></text:span><text:span text:style-name="Strong_20_Emphasis"><text:span text:style-name="T103"> de baixo custo, </text:span></text:span><text:span text:style-name="Strong_20_Emphasis"><text:span text:style-name="T104">como é o caso do NodeMCU. O termo criado por Nicolas Collins <text:s/>que consiste em abrir circuitos eletrônicos e alterar a forma como a eletricidade trafega por dentro dos componentes </text:span></text:span><text:span text:style-name="Strong_20_Emphasis"><text:span text:style-name="T105">(Fernandez, 2012, p.3).</text:span></text:span></text:p>
      <text:p text:style-name="P17"><text:span text:style-name="Strong_20_Emphasis"><text:span text:style-name="T77"/></text:span></text:p>
      <text:h text:style-name="P54" text:outline-level="3"><text:span text:style-name="Strong_20_Emphasis"><text:span text:style-name="T6"/></text:span></text:h>
      <text:h text:style-name="P56" text:outline-level="3"><text:bookmark-start text:name="__RefHeading___Toc3269_2630853323"/><text:span text:style-name="Strong_20_Emphasis"><text:span text:style-name="T6">2.4.1 NodeMCU</text:span></text:span><text:bookmark-end text:name="__RefHeading___Toc3269_2630853323"/></text:h>
      <text:p text:style-name="P18"><text:span text:style-name="Strong_20_Emphasis"><text:span text:style-name="T106">De acordo com um artigo do site Eletrogate (Murtaem, 2018) o módulo NodeMCU é uma placa criada para </text:span></text:span><text:span text:style-name="Strong_20_Emphasis"><text:span text:style-name="T107">facilitar</text:span></text:span><text:span text:style-name="Strong_20_Emphasis"><text:span text:style-name="T106"> o desenvolvimento de aplicações utilizando o ESP8266 e o ESP-12. Existe um módulo ESP-12 soldado na placa e compõe todos os circuitos</text:span></text:span><text:span text:style-name="Strong_20_Emphasis"><text:span text:style-name="T104"> </text:span></text:span><text:span text:style-name="Strong_20_Emphasis"><text:span text:style-name="T106">necessário para fazê-lo funcionar (interface serial USB, regulador de tensão, </text:span></text:span><text:span text:style-name="Strong_20_Emphasis"><text:span text:style-name="T117">leds</text:span></text:span><text:span text:style-name="Strong_20_Emphasis"><text:span text:style-name="T106"> indicadores, botões de controle (</text:span></text:span><text:span text:style-name="Strong_20_Emphasis"><text:span text:style-name="T117">Rese</text:span></text:span><text:span text:style-name="Strong_20_Emphasis"><text:span text:style-name="T118">t</text:span></text:span><text:span text:style-name="Strong_20_Emphasis"><text:span text:style-name="T106"> e </text:span></text:span><text:span text:style-name="Strong_20_Emphasis"><text:span text:style-name="T117">Flash</text:span></text:span><text:span text:style-name="Strong_20_Emphasis"><text:span text:style-name="T106">) e barramentos de pinos para permitir o uso em </text:span></text:span><text:span text:style-name="Strong_20_Emphasis"><text:span text:style-name="T117">Protoboads</text:span></text:span><text:span text:style-name="Strong_20_Emphasis"><text:span text:style-name="T106">). Uma das grandes vantagens dessa placa é que funciona como se fosse um ardu</text:span></text:span><text:span text:style-name="Strong_20_Emphasis"><text:span text:style-name="T108">í</text:span></text:span><text:span text:style-name="Strong_20_Emphasis"><text:span text:style-name="T106">no e é possível programá-la usando a IDE Ardu</text:span></text:span><text:span text:style-name="Strong_20_Emphasis"><text:span text:style-name="T108">í</text:span></text:span><text:span text:style-name="Strong_20_Emphasis"><text:span text:style-name="T106">no.</text:span></text:span></text:p>
      <text:p text:style-name="P18"><text:span text:style-name="Strong_20_Emphasis"><text:span text:style-name="T106">Conforme Fernando K (2018) o termo NodeMCU refere-se ao </text:span></text:span><text:span text:style-name="Strong_20_Emphasis"><text:span text:style-name="T117">firmware</text:span></text:span><text:span text:style-name="Strong_20_Emphasis"><text:span text:style-name="T117"><office:annotation><dc:creator>Ubiratan Nascimento</dc:creator><dc:date>2020-09-17T23:10:17.866263438</dc:date><loext:sender-initials>UZN</loext:sender-initials><text:p text:style-name="P112"><text:span text:style-name="T186">Cabe uma nota de rodape sobre o termo</text:span></text:p></office:annotation></text:span></text:span><text:span text:style-name="Strong_20_Emphasis"><text:span text:style-name="T106">, enquanto a placa é </text:span></text:span><text:span text:style-name="Strong_20_Emphasis"><text:span text:style-name="T107">denominada</text:span></text:span><text:span text:style-name="Strong_20_Emphasis"><text:span text:style-name="T106"> Devkit. O ESP-12 é uma placa criada pela </text:span></text:span><text:span text:style-name="Strong_20_Emphasis"><text:span text:style-name="T117">IA-Thinkes</text:span></text:span><text:span text:style-name="Strong_20_Emphasis"><text:span text:style-name="T106">, sendo constitu</text:span></text:span><text:span text:style-name="Strong_20_Emphasis"><text:span text:style-name="T108">í</text:span></text:span><text:span text:style-name="Strong_20_Emphasis"><text:span text:style-name="T106">do por um ESP8266EX, dentro da placa de metal, O ESP8266 feita pela fabricante </text:span></text:span><text:span text:style-name="Strong_20_Emphasis"><text:span text:style-name="T117">Espressif</text:span></text:span><text:span text:style-name="Strong_20_Emphasis"><text:span text:style-name="T106">, este </text:span></text:span><text:span text:style-name="Strong_20_Emphasis"><text:span text:style-name="T107">microchip</text:span></text:span><text:span text:style-name="Strong_20_Emphasis"><text:span text:style-name="T106"> possui Wi-Fi integrado e baixo consumo de energia.</text:span></text:span></text:p>
      <text:p text:style-name="P19"><text:span text:style-name="Strong_20_Emphasis"><text:span text:style-name="T109">De acordo com </text:span></text:span><text:span text:style-name="Strong_20_Emphasis"><text:span text:style-name="T106">Eletrogate (Murtaem, 2018), </text:span></text:span><text:span text:style-name="Strong_20_Emphasis"><text:span text:style-name="T96">o NodeMCU possui duas fileiras de 15 pinos, e suas funções são as seguintes:</text:span></text:span></text:p>
      <text:p text:style-name="P19"><text:span text:style-name="Strong_20_Emphasis"><text:span text:style-name="T78"/></text:span></text:p>
      <text:list xml:id="list1618051377" text:style-name="L7">
        <text:list-item>
          <text:p text:style-name="P99"><text:span text:style-name="Strong_20_Emphasis"><text:span text:style-name="T87">VIN: </text:span></text:span><text:span text:style-name="Strong_20_Emphasis"><text:span text:style-name="T96">Pino de alimentação externa, pode usar até 9V. Não deve utilizá-lo se estiver usando o USB.</text:span></text:span></text:p>
        </text:list-item>
        <text:list-item>
          <text:p text:style-name="P99"><text:span text:style-name="Strong_20_Emphasis"><text:span text:style-name="T87">GND:</text:span></text:span><text:span text:style-name="Strong_20_Emphasis"><text:span text:style-name="T97"> É o terra da placa, não deve se esquecer de conectá-lo ao terra de outros dispositivos.</text:span></text:span></text:p>
        </text:list-item>
        <text:list-item>
          <text:p text:style-name="P99"><text:span text:style-name="Strong_20_Emphasis"><text:span text:style-name="T87">RST: </text:span></text:span><text:span text:style-name="Strong_20_Emphasis"><text:span text:style-name="T113">Reset</text:span></text:span><text:span text:style-name="Strong_20_Emphasis"><text:span text:style-name="T97"> do módulo Esp-12, dá um reboot na placa.</text:span></text:span></text:p>
        </text:list-item>
        <text:list-item>
          <text:p text:style-name="P99"><text:span text:style-name="Strong_20_Emphasis"><text:span text:style-name="T87">EN: </text:span></text:span><text:span text:style-name="Strong_20_Emphasis"><text:span text:style-name="T97">Ativa o módulo Esp-12 quando o nível for 3,3V.</text:span></text:span></text:p>
        </text:list-item>
        <text:list-item>
          <text:p text:style-name="P99"><text:span text:style-name="Strong_20_Emphasis"><text:span text:style-name="T87">3.3V: </text:span></text:span><text:span text:style-name="Strong_20_Emphasis"><text:span text:style-name="T97">Saída do regulador interno 3,3V, para alimentar outro dispositivo, </text:span></text:span><text:span text:style-name="Strong_20_Emphasis"><text:span text:style-name="T110">não se utiliza</text:span></text:span><text:span text:style-name="Strong_20_Emphasis"><text:span text:style-name="T98"> mais do que 500 mA de corrente.</text:span></text:span></text:p>
        </text:list-item>
        <text:list-item>
          <text:p text:style-name="P99"><text:span text:style-name="Strong_20_Emphasis"><text:span text:style-name="T87">CLK: </text:span></text:span><text:span text:style-name="Strong_20_Emphasis"><text:span text:style-name="T98">Interface SPI (</text:span></text:span><text:span text:style-name="Strong_20_Emphasis"><text:span text:style-name="T112">clock</text:span></text:span><text:span text:style-name="Strong_20_Emphasis"><text:span text:style-name="T98">) – pino SCLK (GPIO_6)</text:span></text:span></text:p>
        </text:list-item>
        <text:list-item>
          <text:p text:style-name="P100"><text:span text:style-name="Strong_20_Emphasis"><text:span text:style-name="T87">SD0: </text:span></text:span><text:span text:style-name="Strong_20_Emphasis"><text:span text:style-name="T96"><text:s/></text:span></text:span><text:span text:style-name="Strong_20_Emphasis"><text:span text:style-name="T98">Interface SPI (</text:span></text:span><text:span text:style-name="Strong_20_Emphasis"><text:span text:style-name="T112">master in serial out</text:span></text:span><text:span text:style-name="Strong_20_Emphasis"><text:span text:style-name="T98">) – pino MISO (GPIO_7)</text:span></text:span></text:p>
        </text:list-item>
        <text:list-item>
          <text:p text:style-name="P100"><text:span text:style-name="Strong_20_Emphasis"><text:span text:style-name="T87">CMD: </text:span></text:span><text:span text:style-name="Strong_20_Emphasis"><text:span text:style-name="T98">Interface SPI (</text:span></text:span><text:span text:style-name="Strong_20_Emphasis"><text:span text:style-name="T112">chip select</text:span></text:span><text:span text:style-name="Strong_20_Emphasis"><text:span text:style-name="T98">) – pino CS (GPIO_11)</text:span></text:span></text:p>
        </text:list-item>
        <text:list-item>
          <text:p text:style-name="P100"><text:span text:style-name="Strong_20_Emphasis"><text:span text:style-name="T87">SD1: </text:span></text:span><text:span text:style-name="Strong_20_Emphasis"><text:span text:style-name="T98">Interface SPI (</text:span></text:span><text:span text:style-name="Strong_20_Emphasis"><text:span text:style-name="T112">master out serial in</text:span></text:span><text:span text:style-name="Strong_20_Emphasis"><text:span text:style-name="T98">) – pino MOSI (GPIO_8)</text:span></text:span></text:p>
        </text:list-item>
        <text:list-item>
          <text:p text:style-name="P99"><text:span text:style-name="Strong_20_Emphasis"><text:span text:style-name="T87">SD2: </text:span></text:span><text:span text:style-name="Strong_20_Emphasis"><text:span text:style-name="T98">Pino GPIO_9 pode ser usado também para a comunicação com </text:span></text:span><text:span text:style-name="Strong_20_Emphasis"><text:span text:style-name="T112">SD</text:span></text:span><text:span text:style-name="Strong_20_Emphasis"><text:span text:style-name="T98"> </text:span></text:span><text:span text:style-name="Strong_20_Emphasis"><text:span text:style-name="T112">Card</text:span></text:span></text:p>
        </text:list-item>
        <text:list-item>
          <text:p text:style-name="P99"><text:span text:style-name="Strong_20_Emphasis"><text:span text:style-name="T87">SD</text:span></text:span><text:span text:style-name="Strong_20_Emphasis"><text:span text:style-name="T88">3</text:span></text:span><text:span text:style-name="Strong_20_Emphasis"><text:span text:style-name="T87">: </text:span></text:span><text:span text:style-name="Strong_20_Emphasis"><text:span text:style-name="T99">Pino GPIO_10 também pode ser usado para a comunicação com </text:span></text:span><text:span text:style-name="Strong_20_Emphasis"><text:span text:style-name="T114">SD Card</text:span></text:span></text:p>
        </text:list-item>
        <text:list-item>
          <text:p text:style-name="P99"><text:span text:style-name="Strong_20_Emphasis"><text:span text:style-name="T87">RSV: </text:span></text:span><text:span text:style-name="Strong_20_Emphasis"><text:span text:style-name="T122">Este pino é reservado, portanto não deve ser utilizado</text:span></text:span></text:p>
        </text:list-item>
        <text:list-item>
          <text:p text:style-name="P99"><text:span text:style-name="Strong_20_Emphasis"><text:span text:style-name="T87">ADC0: </text:span></text:span><text:span text:style-name="Strong_20_Emphasis"><text:span text:style-name="T99">Pino de entrada conversor analógico digital ADC de 10 </text:span></text:span><text:span text:style-name="Strong_20_Emphasis"><text:span text:style-name="T114">bits</text:span></text:span><text:span text:style-name="Strong_20_Emphasis"><text:span text:style-name="T122">. Tensão máxima de 1,1V.</text:span></text:span></text:p>
        </text:list-item>
        <text:list-item>
          <text:p text:style-name="P99"><text:span text:style-name="Strong_20_Emphasis"><text:span text:style-name="T87">D0: </text:span></text:span><text:span text:style-name="Strong_20_Emphasis"><text:span text:style-name="T99">Pino GPIO_16 pode ser usado para “acordar” o ESP8266 em modo sono profundo.</text:span></text:span></text:p>
        </text:list-item>
        <text:list-item>
          <text:p text:style-name="P99"><text:soft-page-break/><text:span text:style-name="Strong_20_Emphasis"><text:span text:style-name="T87">D1: </text:span></text:span><text:span text:style-name="Strong_20_Emphasis"><text:span text:style-name="T99">Pino GPIO_5 – Entrada ou saída</text:span></text:span></text:p>
        </text:list-item>
        <text:list-item>
          <text:p text:style-name="P101"><text:span text:style-name="Strong_20_Emphasis"><text:span text:style-name="T87">D2: </text:span></text:span><text:span text:style-name="Strong_20_Emphasis"><text:span text:style-name="T99">Pino GPIO_4 – Entrada ou saída </text:span></text:span></text:p>
        </text:list-item>
        <text:list-item>
          <text:p text:style-name="P99"><text:span text:style-name="Strong_20_Emphasis"><text:span text:style-name="T87">D3: </text:span></text:span><text:span text:style-name="Strong_20_Emphasis"><text:span text:style-name="T99">Pino GPIO_0 é usado para controlar o </text:span></text:span><text:span text:style-name="Strong_20_Emphasis"><text:span text:style-name="T114">upload </text:span></text:span><text:span text:style-name="Strong_20_Emphasis"><text:span text:style-name="T122">do programa na memória </text:span></text:span><text:span text:style-name="Strong_20_Emphasis"><text:span text:style-name="T114">Flash</text:span></text:span></text:p>
        </text:list-item>
        <text:list-item>
          <text:p text:style-name="P99"><text:span text:style-name="Strong_20_Emphasis"><text:span text:style-name="T87">D4: </text:span></text:span><text:span text:style-name="Strong_20_Emphasis"><text:span text:style-name="T122">Pino GIO_2 UART_TXD1 quando carregando o programa na memória </text:span></text:span><text:span text:style-name="Strong_20_Emphasis"><text:span text:style-name="T114">Flash</text:span></text:span><text:span text:style-name="Strong_20_Emphasis"><text:span text:style-name="T122"> </text:span></text:span></text:p>
        </text:list-item>
        <text:list-item>
          <text:p text:style-name="P99"><text:span text:style-name="Strong_20_Emphasis"><text:span text:style-name="T87">D5: </text:span></text:span><text:span text:style-name="Strong_20_Emphasis"><text:span text:style-name="T99">Pino GPIO_14 pode ser usado </text:span></text:span><text:span text:style-name="Strong_20_Emphasis"><text:span text:style-name="T100">em SPI de alta velocidade (HSPI-SCLK)</text:span></text:span></text:p>
        </text:list-item>
        <text:list-item>
          <text:p text:style-name="P102"><text:span text:style-name="Strong_20_Emphasis"><text:span text:style-name="T87">D6: </text:span></text:span><text:span text:style-name="Strong_20_Emphasis"><text:span text:style-name="T99">Pino GPIO_1</text:span></text:span><text:span text:style-name="Strong_20_Emphasis"><text:span text:style-name="T100">2</text:span></text:span><text:span text:style-name="Strong_20_Emphasis"><text:span text:style-name="T99"> pode ser usado </text:span></text:span><text:span text:style-name="Strong_20_Emphasis"><text:span text:style-name="T100">em SPI de alta velocidade (HSPI-MISO)</text:span></text:span></text:p>
        </text:list-item>
        <text:list-item>
          <text:p text:style-name="P102"><text:span text:style-name="Strong_20_Emphasis"><text:span text:style-name="T87">D7: </text:span></text:span><text:span text:style-name="Strong_20_Emphasis"><text:span text:style-name="T99">Pino GPIO_1</text:span></text:span><text:span text:style-name="Strong_20_Emphasis"><text:span text:style-name="T100">3</text:span></text:span><text:span text:style-name="Strong_20_Emphasis"><text:span text:style-name="T99"> pode ser usado </text:span></text:span><text:span text:style-name="Strong_20_Emphasis"><text:span text:style-name="T100">em SPI de alta velocidade (HSPI-MOSI) ou UART0_CTS</text:span></text:span></text:p>
        </text:list-item>
        <text:list-item>
          <text:p text:style-name="P102"><text:span text:style-name="Strong_20_Emphasis"><text:span text:style-name="T87">D8: </text:span></text:span><text:span text:style-name="Strong_20_Emphasis"><text:span text:style-name="T99">Pino GPIO_1</text:span></text:span><text:span text:style-name="Strong_20_Emphasis"><text:span text:style-name="T100">5</text:span></text:span><text:span text:style-name="Strong_20_Emphasis"><text:span text:style-name="T99"> pode ser usado </text:span></text:span><text:span text:style-name="Strong_20_Emphasis"><text:span text:style-name="T100">em SPI de alta velocidade (HSPI-CS) ou UART0_RTS </text:span></text:span></text:p>
        </text:list-item>
        <text:list-item>
          <text:p text:style-name="P99"><text:span text:style-name="Strong_20_Emphasis"><text:span text:style-name="T87">RX: </text:span></text:span><text:span text:style-name="Strong_20_Emphasis"><text:span text:style-name="T100">Pino GPIO_3 U0RXD quando carregando o programa na memporia </text:span></text:span><text:span text:style-name="Strong_20_Emphasis"><text:span text:style-name="T115">Flash</text:span></text:span></text:p>
        </text:list-item>
        <text:list-item>
          <text:p text:style-name="P99"><text:span text:style-name="Strong_20_Emphasis"><text:span text:style-name="T87">TX: </text:span></text:span><text:span text:style-name="Strong_20_Emphasis"><text:span text:style-name="T100">Pino GPIO_1 U0TXD quando carregando o programa na memória </text:span></text:span><text:span text:style-name="Strong_20_Emphasis"><text:span text:style-name="T115">Flash</text:span></text:span></text:p>
        </text:list-item>
      </text:list>
      <text:p text:style-name="P103"/>
      <text:h text:style-name="P49" text:outline-level="1"><text:bookmark-start text:name="__RefHeading___Toc3271_2630853323"/><text:span text:style-name="T164">3</text:span>. DESENVOLVIMENTO<text:bookmark-end text:name="__RefHeading___Toc3271_2630853323"/></text:h>
      <text:h text:style-name="P50" text:outline-level="2"><text:bookmark-start text:name="__RefHeading___Toc3273_2630853323"/><text:span text:style-name="T164">3</text:span>.1. MATERIAIS E MÉTODOS <text:span text:style-name="T183">(REQUISITOS TÉCNICOS, FERRAMENTAS E TECNOLOGIAS)</text:span><text:span text:style-name="T183"><office:annotation><dc:creator>Ubiratan Nascimento</dc:creator><dc:date>2020-09-17T22:55:03.828239901</dc:date><loext:sender-initials>UZN</loext:sender-initials><text:p text:style-name="P112"><text:span text:style-name="T186">Retirar quando for finalizar para entrega, apenas informativo</text:span></text:p></office:annotation></text:span><text:bookmark-end text:name="__RefHeading___Toc3273_2630853323"/></text:h>
      <text:p text:style-name="P15">Para a realização do projeto necessita-se de uma rede sem fio para a realizar o ataque <text:span text:style-name="T18">Deauther</text:span>. Será utilizado o NodeMCU, placa <text:span text:style-name="T18">open source</text:span> baseado no ESP8266 que possui um módulo <text:span text:style-name="T159">Wi-Fi</text:span> permitindo a comunicação sem fio e <text:span text:style-name="T160">de</text:span> baixo consumo de energia. Compõe de circuitos como interface serial USB, regulador de tensão, <text:span text:style-name="T18">leds</text:span> e botões de controle (<text:span text:style-name="T18">Reset</text:span> e <text:span text:style-name="T18">Flash</text:span>) além dos barramentos de pinos para permitir <text:span text:style-name="T181">o uso</text:span> em <text:span text:style-name="T18">protoboards</text:span>. </text:p>
      <text:p text:style-name="P15">O Arduino IDE é um software de codificação escrito em <text:span text:style-name="T160">C</text:span>, <text:span text:style-name="T160">C</text:span>++ e Java, usado para escrever programas e fazer <text:span text:style-name="T18">upload</text:span> de placas compatíveis com Arduino e outras placas de desenvolvimento de outros fornecedores. Pode ser executado <text:span text:style-name="T159">utilizando</text:span> Linux, Windows e MacOS. </text:p>
      <text:p text:style-name="P15">Para conectar a placa ao computador precisará de um cabo usb que tenha um conector micro-usb.</text:p>
      <text:p text:style-name="P23"/>
      <text:p text:style-name="P36"/>
      <text:p text:style-name="P13"/>
      <text:p text:style-name="P6"/>
      <text:p text:style-name="P2"/>
      <text:h text:style-name="P49" text:outline-level="1"><text:bookmark-start text:name="__RefHeading___Toc3275_2630853323"/><text:span text:style-name="T181">4. </text:span>REFERÊNCIAS<text:bookmark-end text:name="__RefHeading___Toc3275_2630853323"/></text:h>
      <text:p text:style-name="P1"/>
      <text:p text:style-name="P111">AMARAL, Bruno Marques; MAESTRELLI, Marita. <text:span text:style-name="T35">Segurança em Redes Wireless 802.11</text:span>. CBPF. 38 p.</text:p>
      <text:p text:style-name="P111"/>
      <text:p text:style-name="Text_20_body"><text:span text:style-name="T6">ASSUNÇÃO, Marcos Flávio Araújo. </text:span><text:span text:style-name="Strong_20_Emphasis"><text:span text:style-name="T6">Segredos do hacker ético</text:span></text:span><text:span text:style-name="T6">. 4. ed. Florianópolis: Visual Books, 2011. 304 p.</text:span></text:p>
      <text:p text:style-name="P111"/>
      <text:p text:style-name="Text_20_body"><text:span text:style-name="T6">CANSIAN, Adriano Mauro. </text:span><text:span text:style-name="Strong_20_Emphasis"><text:span text:style-name="T6">Conceitos para perícia forense computacional</text:span></text:span><text:span text:style-name="T6">. 2001. 20 f. Laboratório Acme! de Pesquisa em Segurança, Depto. de Ciências da Computação e Estatística, Unesp – Universidade Estadual Paulista, São José do Rio Preto, S</text:span><text:span text:style-name="T15">P</text:span><text:span text:style-name="T6">, Brasil, 2001.</text:span></text:p>
      <text:p text:style-name="P111"/>
      <text:p text:style-name="P111">FARIAS, Paulo César Bento. <text:span text:style-name="T35">Treinamento Profissional em Redes Wireless</text:span><text:span text:style-name="T58">. </text:span>São Paulo: Digerati, 2006. 128 p.</text:p>
      <text:p text:style-name="P111"/>
      <text:p text:style-name="P111">FERNANDEZ, Alexandre Marino. <text:span text:style-name="T35">Circuito Alterado em Três Atos: abrir, tatear e multiplicar</text:span>. 2013. 174 f. Dissertação (Mestrado) - Curso de Mestrado em Musicologia., Universidade de São Paulo, São Paulo, 2013.</text:p>
      <text:p text:style-name="P111"/>
      <text:p text:style-name="P111">GALVÃO, Michele da Costa (org.). <text:span text:style-name="T35">Fundamentos em Segurança da Informação</text:span>. São Paulo: Pearson Education do Brasil, 2015. 192 p.</text:p>
      <text:p text:style-name="P111"/>
      <text:p text:style-name="Text_20_body"><text:span text:style-name="T6">GOMES, Mauro Guedes Ferreira Mosqueira; CORDEIRO, Sandro Silva; PINHEIRO, Wallace Anacleto. A Guerra Cibernética: exploração, ataque e proteção cibernética no contexto dos sistemas de comando e controle. </text:span><text:span text:style-name="Strong_20_Emphasis"><text:span text:style-name="T6">Revista Militar de Ciência e Tecnologia</text:span></text:span><text:span text:style-name="T6">, Rio de Janeiro, v. 33, p. 11-18, 2016. </text:span></text:p>
      <text:p text:style-name="P111"/>
      <text:p text:style-name="P111"><text:span text:style-name="T71">HANZBERGEN, Jule; HANZBERGEN, Kees; SMULDERS, André; BAARS, Hans. </text:span><text:span text:style-name="T86">Fundamentos de Segurança da Informação:</text:span><text:span text:style-name="T71"> com base na iso 27001 e na iso 27002. Rio de Janeiro: <text:s/>Brasport, 2018. 267 p.</text:span></text:p>
      <text:p text:style-name="P111"/>
      <text:p text:style-name="Text_20_body"><text:soft-page-break/><text:span text:style-name="T6">K, Fernando. </text:span><text:span text:style-name="T16">NodeMCU ESP8266:</text:span><text:span text:style-name="T6"> detalhes e pinagem. Detalhes e Pinagem. Disponível em: </text:span><text:a xlink:type="simple" xlink:href="https://www.fernandok.com/2018/05/nodemcu-esp8266-detalhes-e-pinagem.html" text:style-name="Internet_20_link" text:visited-style-name="Visited_20_Internet_20_Link"><text:span text:style-name="T6">https://www.fernandok.com/2018/05/nodemcu-esp8266-detalhes-e-pinagem.html</text:span></text:a><text:span text:style-name="T6"> <text:s/>Acesso em: 04 maio 2018.</text:span></text:p>
      <text:p text:style-name="P111"/>
      <text:p text:style-name="P111">LOPES, Isabel Maria; GUARDA, Teresa; OLIVEIRA, Pedro. Políticas de Segurança e Privacidade: forma e fundo. : Forma e Fundo. <text:span text:style-name="T35">Revista Ibérica de Sistemas e Tecnologias de Informação</text:span>, Rio Tinto, Portugal, v. 18, p. 332-342, fev. 2019. </text:p>
      <text:p text:style-name="Text_20_body"><text:span text:style-name="T6">MATOS, Fábio Hugo Souza; RAGNINI, Diogo Fontana; OLIVEIRA, Paulo de Tarso Carvalho de; ALMEIDA, Fabrício Moraes de. IMPLEMENTAÇÃO DE SEGURANÇA EM REDES WI-FI COM A UTILIZAÇÃO DE VPN. </text:span><text:span text:style-name="T16">Linkscienceplace</text:span><text:span text:style-name="T6">, [s.l.], v. 2, n. 1, p.133-163, 28 mar. 2015. LinkSciencePlace. </text:span><text:a xlink:type="simple" xlink:href="http://dx.doi.org/10.17115/2358-8411/v2n1a9" text:style-name="Internet_20_link" text:visited-style-name="Visited_20_Internet_20_Link"><text:span text:style-name="T6">http://dx.doi.org/10.17115/2358-8411/v2n1a9</text:span></text:a><text:span text:style-name="T6">.</text:span></text:p>
      <text:p text:style-name="P111"/>
      <text:p text:style-name="P111">MORAES, Alexandre Fernandes de. <text:span text:style-name="T35">Segurança em redes: </text:span>fundamentos. São Paulo: Érica, 2010. 262 p.</text:p>
      <text:p text:style-name="P111"/>
      <text:p text:style-name="Text_20_body"><text:span text:style-name="T6">MURTA, Gustavo. </text:span><text:span text:style-name="T16">NodeMCU – ESP12: Guia completo – Introdução (Parte 1)</text:span><text:span text:style-name="T10">.</text:span><text:span text:style-name="T6"> Disponível em: </text:span><text:a xlink:type="simple" xlink:href="https://blog.eletrogate.com/nodemcu-esp12-introducao-1/" text:style-name="Internet_20_link" text:visited-style-name="Visited_20_Internet_20_Link"><text:span text:style-name="T6">https://blog.eletrogate.com/nodemcu-esp12-introducao-1</text:span></text:a><text:span text:style-name="T6"> Acesso em: 01 mar. 2018.</text:span></text:p>
      <text:p text:style-name="P111"/>
      <text:p text:style-name="P111">RUFINO, Nelson Murilo de Oliveira. <text:span text:style-name="T35">Segurança em redes sem fio:</text:span> aprenda a proteger suas informações em ambientes wi-fi e bluetooth. 3. ed. São Paulo: Novatec, 2011. 237 p.</text:p>
      <text:p text:style-name="P111"/>
      <text:p text:style-name="P111">STALLINGS, William. Criptografia e segurança de redes: princípios e práticas. 6. ed. São Paulo: Pearson Education do Brasil, 2015. 560 p.</text:p>
      <text:p text:style-name="P111"><text:span text:style-name="T177">VANGLLER</text:span>, Thompson. <text:span text:style-name="T35">Técnicas de invasão</text:span>. Londres: 2017. 548 p</text:p>
      <text:p text:style-name="P10"/>
      <text:p text:style-name="P1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true"/>
      <style:text-properties style:font-name="Arial2"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align="start" style:justify-single-word="false" fo:text-indent="0cm" style:auto-text-indent="false" style:page-number="auto"/>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style:font-name="Arial3" fo:font-family="Arial" style:font-style-name="Negrito"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cm" fo:margin-bottom="0.3cm" loext:contextual-spacing="false" fo:line-height="150%" style:page-number="auto"/>
      <style:text-properties style:font-name="Arial3" fo:font-family="Arial" style:font-style-name="Negrito" style:font-family-generic="swiss" style:font-pitch="variable" fo:font-size="12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Heading_20_2" style:default-outline-level="3" style:class="text">
      <style:paragraph-properties fo:margin-top="0.3cm" fo:margin-bottom="0.3cm" loext:contextual-spacing="false"/>
      <style:text-properties style:font-name="Arial3" fo:font-family="Arial" style:font-style-name="Negrito" style:font-family-generic="swiss" style:font-pitch="variable"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style:page-layout style:name="Mpm3"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office:automatic-styles>
  <office:master-styles>
    <style:master-page style:name="Standard" style:page-layout-name="Mpm1"/>
    <style:master-page style:name="Right_20_Page" style:display-name="Right Page" style:page-layout-name="Mpm2" style:next-style-name="Left_20_Page">
      <style:header>
        <text:p text:style-name="MP1"><text:page-number text:select-page="current">0</text:page-number></text:p>
      </style:header>
    </style:master-page>
    <style:master-page style:name="Left_20_Page" style:display-name="Left Page" style:page-layout-name="Mpm3" style:next-style-name="Right_20_Page">
      <style:header>
        <text:p text:style-name="MP1"><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7T10:45:42.380254125</meta:creation-date>
    <dc:date>2020-09-17T23:11:13.440826776</dc:date>
    <meta:editing-duration>PT2H55M23S</meta:editing-duration>
    <meta:editing-cycles>24</meta:editing-cycles>
    <meta:generator>LibreOffice/6.4.5.2$Linux_X86_64 LibreOffice_project/40$Build-2</meta:generator>
    <dc:creator>Ubiratan Nascimento</dc:creator>
    <meta:document-statistic meta:table-count="0" meta:image-count="0" meta:object-count="0" meta:page-count="22" meta:paragraph-count="175" meta:word-count="5029" meta:character-count="32117" meta:non-whitespace-character-count="27255"/>
  </office:meta>
</office:document-meta>
</file>